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6.16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93.66pt"/>
    </style:style>
    <style:style style:name="co12" style:family="table-column">
      <style:table-column-properties fo:break-before="auto" style:column-width="82.8pt"/>
    </style:style>
    <style:style style:name="co13" style:family="table-column">
      <style:table-column-properties fo:break-before="auto" style:column-width="99.81pt"/>
    </style:style>
    <style:style style:name="co14" style:family="table-column">
      <style:table-column-properties fo:break-before="auto" style:column-width="150.75pt"/>
    </style:style>
    <style:style style:name="co15" style:family="table-column">
      <style:table-column-properties fo:break-before="auto" style:column-width="143.0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ver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99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</table:table-row>
        <table:table-row table:style-name="ro1">
          <table:table-cell office:value-type="string" calcext:value-type="string">
            <text:p>Mon Apr 24 08:45:00 CEST 2017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46:00 CEST 2017</text:p>
          </table:table-cell>
          <table:table-cell office:value-type="float" office:value="5" calcext:value-type="float">
            <text:p>5</text:p>
          </table:table-cell>
          <table:table-cell office:value-type="float" office:value="588476416" calcext:value-type="float">
            <text:p>588476416</text:p>
          </table:table-cell>
          <table:table-cell office:value-type="float" office:value="0" calcext:value-type="float">
            <text:p>0</text:p>
          </table:table-cell>
          <table:table-cell office:value-type="float" office:value="22388736" calcext:value-type="float">
            <text:p>2238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3555072" calcext:value-type="float">
            <text:p>423555072</text:p>
          </table:table-cell>
          <table:table-cell office:value-type="float" office:value="0" calcext:value-type="float">
            <text:p>0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3181828260422" calcext:value-type="float">
            <text:p>0.33318182826042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47:00 CEST 2017</text:p>
          </table:table-cell>
          <table:table-cell office:value-type="float" office:value="1" calcext:value-type="float">
            <text:p>1</text:p>
          </table:table-cell>
          <table:table-cell office:value-type="float" office:value="589926400" calcext:value-type="float">
            <text:p>589926400</text:p>
          </table:table-cell>
          <table:table-cell office:value-type="float" office:value="0" calcext:value-type="float">
            <text:p>0</text:p>
          </table:table-cell>
          <table:table-cell office:value-type="float" office:value="22388736" calcext:value-type="float">
            <text:p>2238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3555072" calcext:value-type="float">
            <text:p>423555072</text:p>
          </table:table-cell>
          <table:table-cell office:value-type="float" office:value="0" calcext:value-type="float">
            <text:p>0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333374589681625" calcext:value-type="float">
            <text:p>0.33337458968162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48:00 CEST 2017</text:p>
          </table:table-cell>
          <table:table-cell office:value-type="float" office:value="1" calcext:value-type="float">
            <text:p>1</text:p>
          </table:table-cell>
          <table:table-cell office:value-type="float" office:value="589938688" calcext:value-type="float">
            <text:p>589938688</text:p>
          </table:table-cell>
          <table:table-cell office:value-type="float" office:value="0" calcext:value-type="float">
            <text:p>0</text:p>
          </table:table-cell>
          <table:table-cell office:value-type="float" office:value="22388736" calcext:value-type="float">
            <text:p>2238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4566784" calcext:value-type="float">
            <text:p>424566784</text:p>
          </table:table-cell>
          <table:table-cell office:value-type="float" office:value="0" calcext:value-type="float">
            <text:p>0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333414226770401" calcext:value-type="float">
            <text:p>0.33341422677040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49:00 CEST 2017</text:p>
          </table:table-cell>
          <table:table-cell office:value-type="float" office:value="2" calcext:value-type="float">
            <text:p>2</text:p>
          </table:table-cell>
          <table:table-cell office:value-type="float" office:value="589938688" calcext:value-type="float">
            <text:p>589938688</text:p>
          </table:table-cell>
          <table:table-cell office:value-type="float" office:value="0" calcext:value-type="float">
            <text:p>0</text:p>
          </table:table-cell>
          <table:table-cell office:value-type="float" office:value="22388736" calcext:value-type="float">
            <text:p>2238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3555072" calcext:value-type="float">
            <text:p>423555072</text:p>
          </table:table-cell>
          <table:table-cell office:value-type="float" office:value="0" calcext:value-type="float">
            <text:p>0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334226906299591" calcext:value-type="float">
            <text:p>0.33422690629959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0:00 CEST 2017</text:p>
          </table:table-cell>
          <table:table-cell office:value-type="float" office:value="2" calcext:value-type="float">
            <text:p>2</text:p>
          </table:table-cell>
          <table:table-cell office:value-type="float" office:value="589942784" calcext:value-type="float">
            <text:p>589942784</text:p>
          </table:table-cell>
          <table:table-cell office:value-type="float" office:value="0" calcext:value-type="float">
            <text:p>0</text:p>
          </table:table-cell>
          <table:table-cell office:value-type="float" office:value="22388736" calcext:value-type="float">
            <text:p>2238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3559168" calcext:value-type="float">
            <text:p>423559168</text:p>
          </table:table-cell>
          <table:table-cell office:value-type="float" office:value="0" calcext:value-type="float">
            <text:p>0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33322536945343" calcext:value-type="float">
            <text:p>0.33322536945343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1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589955072" calcext:value-type="float">
            <text:p>589955072</text:p>
          </table:table-cell>
          <table:table-cell office:value-type="float" office:value="0" calcext:value-type="float">
            <text:p>0</text:p>
          </table:table-cell>
          <table:table-cell office:value-type="float" office:value="22388736" calcext:value-type="float">
            <text:p>2238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3559168" calcext:value-type="float">
            <text:p>423559168</text:p>
          </table:table-cell>
          <table:table-cell office:value-type="float" office:value="0" calcext:value-type="float">
            <text:p>0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333626091480255" calcext:value-type="float">
            <text:p>0.333626091480255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2:00 CEST 2017</text:p>
          </table:table-cell>
          <table:table-cell office:value-type="float" office:value="27" calcext:value-type="float">
            <text:p>27</text:p>
          </table:table-cell>
          <table:table-cell office:value-type="float" office:value="652193792" calcext:value-type="float">
            <text:p>652193792</text:p>
          </table:table-cell>
          <table:table-cell office:value-type="float" office:value="0" calcext:value-type="float">
            <text:p>0</text:p>
          </table:table-cell>
          <table:table-cell office:value-type="float" office:value="22568960" calcext:value-type="float">
            <text:p>22568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05933824" calcext:value-type="float">
            <text:p>505933824</text:p>
          </table:table-cell>
          <table:table-cell office:value-type="float" office:value="0" calcext:value-type="float">
            <text:p>0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560999989509583" calcext:value-type="float">
            <text:p>0.560999989509583</text:p>
          </table:table-cell>
          <table:table-cell office:value-type="float" office:value="0.368930399417877" calcext:value-type="float">
            <text:p>0.36893039941787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3:00 CEST 2017</text:p>
          </table:table-cell>
          <table:table-cell office:value-type="float" office:value="22" calcext:value-type="float">
            <text:p>22</text:p>
          </table:table-cell>
          <table:table-cell office:value-type="float" office:value="667172864" calcext:value-type="float">
            <text:p>667172864</text:p>
          </table:table-cell>
          <table:table-cell office:value-type="float" office:value="0" calcext:value-type="float">
            <text:p>0</text:p>
          </table:table-cell>
          <table:table-cell office:value-type="float" office:value="22675456" calcext:value-type="float">
            <text:p>2267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23595776" calcext:value-type="float">
            <text:p>523595776</text:p>
          </table:table-cell>
          <table:table-cell office:value-type="float" office:value="0" calcext:value-type="float">
            <text:p>0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373915582895279" calcext:value-type="float">
            <text:p>0.37391558289527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4:00 CEST 2017</text:p>
          </table:table-cell>
          <table:table-cell office:value-type="float" office:value="32" calcext:value-type="float">
            <text:p>32</text:p>
          </table:table-cell>
          <table:table-cell office:value-type="float" office:value="713633792" calcext:value-type="float">
            <text:p>713633792</text:p>
          </table:table-cell>
          <table:table-cell office:value-type="float" office:value="0" calcext:value-type="float">
            <text:p>0</text:p>
          </table:table-cell>
          <table:table-cell office:value-type="float" office:value="22724608" calcext:value-type="float">
            <text:p>22724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23591680" calcext:value-type="float">
            <text:p>523591680</text:p>
          </table:table-cell>
          <table:table-cell office:value-type="float" office:value="0" calcext:value-type="float">
            <text:p>0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379482507705688" calcext:value-type="float">
            <text:p>0.37948250770568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5:00 CEST 2017</text:p>
          </table:table-cell>
          <table:table-cell office:value-type="float" office:value="32" calcext:value-type="float">
            <text:p>32</text:p>
          </table:table-cell>
          <table:table-cell office:value-type="float" office:value="726544384" calcext:value-type="float">
            <text:p>726544384</text:p>
          </table:table-cell>
          <table:table-cell office:value-type="float" office:value="1" calcext:value-type="float">
            <text:p>1</text:p>
          </table:table-cell>
          <table:table-cell office:value-type="float" office:value="25907200" calcext:value-type="float">
            <text:p>25907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23816960" calcext:value-type="float">
            <text:p>523816960</text:p>
          </table:table-cell>
          <table:table-cell office:value-type="float" office:value="0" calcext:value-type="float">
            <text:p>0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555000007152557" calcext:value-type="float">
            <text:p>0.05550000071525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379762858152389" calcext:value-type="float">
            <text:p>0.379762858152389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6:00 CEST 2017</text:p>
          </table:table-cell>
          <table:table-cell office:value-type="float" office:value="34" calcext:value-type="float">
            <text:p>34</text:p>
          </table:table-cell>
          <table:table-cell office:value-type="float" office:value="761245696" calcext:value-type="float">
            <text:p>761245696</text:p>
          </table:table-cell>
          <table:table-cell office:value-type="float" office:value="1" calcext:value-type="float">
            <text:p>1</text:p>
          </table:table-cell>
          <table:table-cell office:value-type="float" office:value="25448448" calcext:value-type="float">
            <text:p>25448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53299968" calcext:value-type="float">
            <text:p>553299968</text:p>
          </table:table-cell>
          <table:table-cell office:value-type="float" office:value="0" calcext:value-type="float">
            <text:p>0</text:p>
          </table:table-cell>
          <table:table-cell office:value-type="float" office:value="0.0637499988079071" calcext:value-type="float">
            <text:p>0.063749998807907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389538019895554" calcext:value-type="float">
            <text:p>0.389538019895554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7:00 CEST 2017</text:p>
          </table:table-cell>
          <table:table-cell office:value-type="float" office:value="36" calcext:value-type="float">
            <text:p>36</text:p>
          </table:table-cell>
          <table:table-cell office:value-type="float" office:value="790327296" calcext:value-type="float">
            <text:p>790327296</text:p>
          </table:table-cell>
          <table:table-cell office:value-type="float" office:value="1" calcext:value-type="float">
            <text:p>1</text:p>
          </table:table-cell>
          <table:table-cell office:value-type="float" office:value="25452544" calcext:value-type="float">
            <text:p>25452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54696704" calcext:value-type="float">
            <text:p>554696704</text:p>
          </table:table-cell>
          <table:table-cell office:value-type="float" office:value="0" calcext:value-type="float">
            <text:p>0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393941938877106" calcext:value-type="float">
            <text:p>0.393941938877106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8:00 CEST 2017</text:p>
          </table:table-cell>
          <table:table-cell office:value-type="float" office:value="47" calcext:value-type="float">
            <text:p>47</text:p>
          </table:table-cell>
          <table:table-cell office:value-type="float" office:value="791359488" calcext:value-type="float">
            <text:p>791359488</text:p>
          </table:table-cell>
          <table:table-cell office:value-type="float" office:value="2" calcext:value-type="float">
            <text:p>2</text:p>
          </table:table-cell>
          <table:table-cell office:value-type="float" office:value="30515200" calcext:value-type="float">
            <text:p>30515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56969984" calcext:value-type="float">
            <text:p>556969984</text:p>
          </table:table-cell>
          <table:table-cell office:value-type="float" office:value="0" calcext:value-type="float">
            <text:p>0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39337682723999" calcext:value-type="float">
            <text:p>0.39337682723999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8:59:00 CEST 2017</text:p>
          </table:table-cell>
          <table:table-cell office:value-type="float" office:value="45" calcext:value-type="float">
            <text:p>45</text:p>
          </table:table-cell>
          <table:table-cell office:value-type="float" office:value="802308096" calcext:value-type="float">
            <text:p>802308096</text:p>
          </table:table-cell>
          <table:table-cell office:value-type="float" office:value="3" calcext:value-type="float">
            <text:p>3</text:p>
          </table:table-cell>
          <table:table-cell office:value-type="float" office:value="28299264" calcext:value-type="float">
            <text:p>282992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55917312" calcext:value-type="float">
            <text:p>555917312</text:p>
          </table:table-cell>
          <table:table-cell office:value-type="float" office:value="0" calcext:value-type="float">
            <text:p>0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394896030426025" calcext:value-type="float">
            <text:p>0.394896030426025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0:00 CEST 2017</text:p>
          </table:table-cell>
          <table:table-cell office:value-type="float" office:value="55" calcext:value-type="float">
            <text:p>55</text:p>
          </table:table-cell>
          <table:table-cell office:value-type="float" office:value="811196416" calcext:value-type="float">
            <text:p>811196416</text:p>
          </table:table-cell>
          <table:table-cell office:value-type="float" office:value="3" calcext:value-type="float">
            <text:p>3</text:p>
          </table:table-cell>
          <table:table-cell office:value-type="float" office:value="26554368" calcext:value-type="float">
            <text:p>265543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3456384" calcext:value-type="float">
            <text:p>573456384</text:p>
          </table:table-cell>
          <table:table-cell office:value-type="float" office:value="0" calcext:value-type="float">
            <text:p>0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398207902908325" calcext:value-type="float">
            <text:p>0.39820790290832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1:00 CEST 2017</text:p>
          </table:table-cell>
          <table:table-cell office:value-type="float" office:value="57" calcext:value-type="float">
            <text:p>57</text:p>
          </table:table-cell>
          <table:table-cell office:value-type="float" office:value="838557696" calcext:value-type="float">
            <text:p>838557696</text:p>
          </table:table-cell>
          <table:table-cell office:value-type="float" office:value="3" calcext:value-type="float">
            <text:p>3</text:p>
          </table:table-cell>
          <table:table-cell office:value-type="float" office:value="31866880" calcext:value-type="float">
            <text:p>318668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5262720" calcext:value-type="float">
            <text:p>575262720</text:p>
          </table:table-cell>
          <table:table-cell office:value-type="float" office:value="0" calcext:value-type="float">
            <text:p>0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40194445848465" calcext:value-type="float">
            <text:p>0.4019444584846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2:00 CEST 2017</text:p>
          </table:table-cell>
          <table:table-cell office:value-type="float" office:value="53" calcext:value-type="float">
            <text:p>53</text:p>
          </table:table-cell>
          <table:table-cell office:value-type="float" office:value="863494144" calcext:value-type="float">
            <text:p>863494144</text:p>
          </table:table-cell>
          <table:table-cell office:value-type="float" office:value="4" calcext:value-type="float">
            <text:p>4</text:p>
          </table:table-cell>
          <table:table-cell office:value-type="float" office:value="33988608" calcext:value-type="float">
            <text:p>339886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4820352" calcext:value-type="float">
            <text:p>574820352</text:p>
          </table:table-cell>
          <table:table-cell office:value-type="float" office:value="0" calcext:value-type="float">
            <text:p>0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405339509248733" calcext:value-type="float">
            <text:p>0.405339509248733</text:p>
          </table:table-cell>
          <table:table-cell office:value-type="float" office:value="20" calcext:value-type="float">
            <text:p>20</text:p>
          </table:table-cell>
          <table:table-cell office:value-type="float" office:value="229" calcext:value-type="float">
            <text:p>22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3:00 CEST 2017</text:p>
          </table:table-cell>
          <table:table-cell office:value-type="float" office:value="61" calcext:value-type="float">
            <text:p>61</text:p>
          </table:table-cell>
          <table:table-cell office:value-type="float" office:value="863649792" calcext:value-type="float">
            <text:p>863649792</text:p>
          </table:table-cell>
          <table:table-cell office:value-type="float" office:value="4" calcext:value-type="float">
            <text:p>4</text:p>
          </table:table-cell>
          <table:table-cell office:value-type="float" office:value="34660352" calcext:value-type="float">
            <text:p>346603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4963712" calcext:value-type="float">
            <text:p>574963712</text:p>
          </table:table-cell>
          <table:table-cell office:value-type="float" office:value="0" calcext:value-type="float">
            <text:p>0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405723601579666" calcext:value-type="float">
            <text:p>0.405723601579666</text:p>
          </table:table-cell>
          <table:table-cell office:value-type="float" office:value="50" calcext:value-type="float">
            <text:p>50</text:p>
          </table:table-cell>
          <table:table-cell office:value-type="float" office:value="246" calcext:value-type="float">
            <text:p>24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4:00 CEST 2017</text:p>
          </table:table-cell>
          <table:table-cell office:value-type="float" office:value="67" calcext:value-type="float">
            <text:p>67</text:p>
          </table:table-cell>
          <table:table-cell office:value-type="float" office:value="833150976" calcext:value-type="float">
            <text:p>833150976</text:p>
          </table:table-cell>
          <table:table-cell office:value-type="float" office:value="4" calcext:value-type="float">
            <text:p>4</text:p>
          </table:table-cell>
          <table:table-cell office:value-type="float" office:value="37826560" calcext:value-type="float">
            <text:p>378265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90123008" calcext:value-type="float">
            <text:p>590123008</text:p>
          </table:table-cell>
          <table:table-cell office:value-type="float" office:value="0" calcext:value-type="float">
            <text:p>0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986000001430512" calcext:value-type="float">
            <text:p>0.986000001430512</text:p>
          </table:table-cell>
          <table:table-cell office:value-type="float" office:value="0.402474343776703" calcext:value-type="float">
            <text:p>0.402474343776703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49" calcext:value-type="float">
            <text:p>2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5:00 CEST 2017</text:p>
          </table:table-cell>
          <table:table-cell office:value-type="float" office:value="52" calcext:value-type="float">
            <text:p>52</text:p>
          </table:table-cell>
          <table:table-cell office:value-type="float" office:value="761008128" calcext:value-type="float">
            <text:p>761008128</text:p>
          </table:table-cell>
          <table:table-cell office:value-type="float" office:value="4" calcext:value-type="float">
            <text:p>4</text:p>
          </table:table-cell>
          <table:table-cell office:value-type="float" office:value="36364288" calcext:value-type="float">
            <text:p>363642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88800000" calcext:value-type="float">
            <text:p>588800000</text:p>
          </table:table-cell>
          <table:table-cell office:value-type="float" office:value="0" calcext:value-type="float">
            <text:p>0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985499978065491" calcext:value-type="float">
            <text:p>0.985499978065491</text:p>
          </table:table-cell>
          <table:table-cell office:value-type="float" office:value="0.396335452795029" calcext:value-type="float">
            <text:p>0.396335452795029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384" calcext:value-type="float">
            <text:p>3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6:00 CEST 2017</text:p>
          </table:table-cell>
          <table:table-cell office:value-type="float" office:value="56" calcext:value-type="float">
            <text:p>56</text:p>
          </table:table-cell>
          <table:table-cell office:value-type="float" office:value="702033920" calcext:value-type="float">
            <text:p>702033920</text:p>
          </table:table-cell>
          <table:table-cell office:value-type="float" office:value="4" calcext:value-type="float">
            <text:p>4</text:p>
          </table:table-cell>
          <table:table-cell office:value-type="float" office:value="38752256" calcext:value-type="float">
            <text:p>387522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89578240" calcext:value-type="float">
            <text:p>589578240</text:p>
          </table:table-cell>
          <table:table-cell office:value-type="float" office:value="0" calcext:value-type="float">
            <text:p>0</text:p>
          </table:table-cell>
          <table:table-cell office:value-type="float" office:value="0.0555000007152557" calcext:value-type="float">
            <text:p>0.055500000715256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393487423658371" calcext:value-type="float">
            <text:p>0.393487423658371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614" calcext:value-type="float">
            <text:p>6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7:00 CEST 2017</text:p>
          </table:table-cell>
          <table:table-cell office:value-type="float" office:value="62" calcext:value-type="float">
            <text:p>62</text:p>
          </table:table-cell>
          <table:table-cell office:value-type="float" office:value="639057920" calcext:value-type="float">
            <text:p>639057920</text:p>
          </table:table-cell>
          <table:table-cell office:value-type="float" office:value="4" calcext:value-type="float">
            <text:p>4</text:p>
          </table:table-cell>
          <table:table-cell office:value-type="float" office:value="42639360" calcext:value-type="float">
            <text:p>426393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92740352" calcext:value-type="float">
            <text:p>592740352</text:p>
          </table:table-cell>
          <table:table-cell office:value-type="float" office:value="0" calcext:value-type="float">
            <text:p>0</text:p>
          </table:table-cell>
          <table:table-cell office:value-type="float" office:value="0.0619999989867211" calcext:value-type="float">
            <text:p>0.061999998986721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985000014305115" calcext:value-type="float">
            <text:p>0.985000014305115</text:p>
          </table:table-cell>
          <table:table-cell office:value-type="float" office:value="0.383538573980331" calcext:value-type="float">
            <text:p>0.383538573980331</text:p>
          </table:table-cell>
          <table:table-cell office:value-type="float" office:value="100" calcext:value-type="float">
            <text:p>100</text:p>
          </table:table-cell>
          <table:table-cell office:value-type="float" office:value="291" calcext:value-type="float">
            <text:p>291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950" calcext:value-type="float">
            <text:p>9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8:00 CEST 2017</text:p>
          </table:table-cell>
          <table:table-cell office:value-type="float" office:value="48" calcext:value-type="float">
            <text:p>48</text:p>
          </table:table-cell>
          <table:table-cell office:value-type="float" office:value="588996608" calcext:value-type="float">
            <text:p>588996608</text:p>
          </table:table-cell>
          <table:table-cell office:value-type="float" office:value="4" calcext:value-type="float">
            <text:p>4</text:p>
          </table:table-cell>
          <table:table-cell office:value-type="float" office:value="37978112" calcext:value-type="float">
            <text:p>379781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05880320" calcext:value-type="float">
            <text:p>605880320</text:p>
          </table:table-cell>
          <table:table-cell office:value-type="float" office:value="0" calcext:value-type="float">
            <text:p>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984250009059906" calcext:value-type="float">
            <text:p>0.984250009059906</text:p>
          </table:table-cell>
          <table:table-cell office:value-type="float" office:value="0.37978196144104" calcext:value-type="float">
            <text:p>0.37978196144104</text:p>
          </table:table-cell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296" calcext:value-type="float">
            <text:p>12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09:00 CEST 2017</text:p>
          </table:table-cell>
          <table:table-cell office:value-type="float" office:value="48" calcext:value-type="float">
            <text:p>48</text:p>
          </table:table-cell>
          <table:table-cell office:value-type="float" office:value="584441856" calcext:value-type="float">
            <text:p>584441856</text:p>
          </table:table-cell>
          <table:table-cell office:value-type="float" office:value="4" calcext:value-type="float">
            <text:p>4</text:p>
          </table:table-cell>
          <table:table-cell office:value-type="float" office:value="39739392" calcext:value-type="float">
            <text:p>397393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07080448" calcext:value-type="float">
            <text:p>607080448</text:p>
          </table:table-cell>
          <table:table-cell office:value-type="float" office:value="0" calcext:value-type="float">
            <text:p>0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984250009059906" calcext:value-type="float">
            <text:p>0.984250009059906</text:p>
          </table:table-cell>
          <table:table-cell office:value-type="float" office:value="0.379651308059692" calcext:value-type="float">
            <text:p>0.379651308059692</text:p>
          </table:table-cell>
          <table:table-cell office:value-type="float" office:value="150" calcext:value-type="float">
            <text:p>150</text:p>
          </table:table-cell>
          <table:table-cell office:value-type="float" office:value="308" calcext:value-type="float">
            <text:p>308</text:p>
          </table:table-cell>
          <table:table-cell office:value-type="float" office:value="1576" calcext:value-type="float">
            <text:p>1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753" calcext:value-type="float">
            <text:p>17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0:00 CEST 2017</text:p>
          </table:table-cell>
          <table:table-cell office:value-type="float" office:value="52" calcext:value-type="float">
            <text:p>52</text:p>
          </table:table-cell>
          <table:table-cell office:value-type="float" office:value="546484224" calcext:value-type="float">
            <text:p>546484224</text:p>
          </table:table-cell>
          <table:table-cell office:value-type="float" office:value="4" calcext:value-type="float">
            <text:p>4</text:p>
          </table:table-cell>
          <table:table-cell office:value-type="float" office:value="43126784" calcext:value-type="float">
            <text:p>431267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0779136" calcext:value-type="float">
            <text:p>610779136</text:p>
          </table:table-cell>
          <table:table-cell office:value-type="float" office:value="0" calcext:value-type="float">
            <text:p>0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984250009059906" calcext:value-type="float">
            <text:p>0.984250009059906</text:p>
          </table:table-cell>
          <table:table-cell office:value-type="float" office:value="0.376150101423264" calcext:value-type="float">
            <text:p>0.376150101423264</text:p>
          </table:table-cell>
          <table:table-cell office:value-type="float" office:value="150" calcext:value-type="float">
            <text:p>150</text:p>
          </table:table-cell>
          <table:table-cell office:value-type="float" office:value="310" calcext:value-type="float">
            <text:p>310</text:p>
          </table:table-cell>
          <table:table-cell office:value-type="float" office:value="2138" calcext:value-type="float">
            <text:p>2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316" calcext:value-type="float">
            <text:p>23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1:00 CEST 2017</text:p>
          </table:table-cell>
          <table:table-cell office:value-type="float" office:value="52" calcext:value-type="float">
            <text:p>52</text:p>
          </table:table-cell>
          <table:table-cell office:value-type="float" office:value="525926400" calcext:value-type="float">
            <text:p>525926400</text:p>
          </table:table-cell>
          <table:table-cell office:value-type="float" office:value="4" calcext:value-type="float">
            <text:p>4</text:p>
          </table:table-cell>
          <table:table-cell office:value-type="float" office:value="44146688" calcext:value-type="float">
            <text:p>4414668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2089856" calcext:value-type="float">
            <text:p>612089856</text:p>
          </table:table-cell>
          <table:table-cell office:value-type="float" office:value="0" calcext:value-type="float">
            <text:p>0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983749985694885" calcext:value-type="float">
            <text:p>0.983749985694885</text:p>
          </table:table-cell>
          <table:table-cell office:value-type="float" office:value="0.374290376901627" calcext:value-type="float">
            <text:p>0.374290376901627</text:p>
          </table:table-cell>
          <table:table-cell office:value-type="float" office:value="150" calcext:value-type="float">
            <text:p>150</text:p>
          </table:table-cell>
          <table:table-cell office:value-type="float" office:value="312" calcext:value-type="float">
            <text:p>312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877" calcext:value-type="float">
            <text:p>28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2:00 CEST 2017</text:p>
          </table:table-cell>
          <table:table-cell office:value-type="float" office:value="50" calcext:value-type="float">
            <text:p>50</text:p>
          </table:table-cell>
          <table:table-cell office:value-type="float" office:value="510582784" calcext:value-type="float">
            <text:p>510582784</text:p>
          </table:table-cell>
          <table:table-cell office:value-type="float" office:value="4" calcext:value-type="float">
            <text:p>4</text:p>
          </table:table-cell>
          <table:table-cell office:value-type="float" office:value="40632320" calcext:value-type="float">
            <text:p>406323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2937728" calcext:value-type="float">
            <text:p>612937728</text:p>
          </table:table-cell>
          <table:table-cell office:value-type="float" office:value="0" calcext:value-type="float">
            <text:p>0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619999989867211" calcext:value-type="float">
            <text:p>0.061999998986721</text:p>
          </table:table-cell>
          <table:table-cell office:value-type="float" office:value="0.983250021934509" calcext:value-type="float">
            <text:p>0.983250021934509</text:p>
          </table:table-cell>
          <table:table-cell office:value-type="float" office:value="0.374087810516357" calcext:value-type="float">
            <text:p>0.374087810516357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3294" calcext:value-type="float">
            <text:p>3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542" calcext:value-type="float">
            <text:p>35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3:00 CEST 2017</text:p>
          </table:table-cell>
          <table:table-cell office:value-type="float" office:value="49" calcext:value-type="float">
            <text:p>49</text:p>
          </table:table-cell>
          <table:table-cell office:value-type="float" office:value="506687488" calcext:value-type="float">
            <text:p>506687488</text:p>
          </table:table-cell>
          <table:table-cell office:value-type="float" office:value="4" calcext:value-type="float">
            <text:p>4</text:p>
          </table:table-cell>
          <table:table-cell office:value-type="float" office:value="40222720" calcext:value-type="float">
            <text:p>402227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7844736" calcext:value-type="float">
            <text:p>617844736</text:p>
          </table:table-cell>
          <table:table-cell office:value-type="float" office:value="0" calcext:value-type="float">
            <text:p>0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374797254800796" calcext:value-type="float">
            <text:p>0.374797254800796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4051" calcext:value-type="float">
            <text:p>4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4295" calcext:value-type="float">
            <text:p>4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4:00 CEST 2017</text:p>
          </table:table-cell>
          <table:table-cell office:value-type="float" office:value="48" calcext:value-type="float">
            <text:p>48</text:p>
          </table:table-cell>
          <table:table-cell office:value-type="float" office:value="514965504" calcext:value-type="float">
            <text:p>514965504</text:p>
          </table:table-cell>
          <table:table-cell office:value-type="float" office:value="4" calcext:value-type="float">
            <text:p>4</text:p>
          </table:table-cell>
          <table:table-cell office:value-type="float" office:value="46030848" calcext:value-type="float">
            <text:p>4603084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5870464" calcext:value-type="float">
            <text:p>615870464</text:p>
          </table:table-cell>
          <table:table-cell office:value-type="float" office:value="0" calcext:value-type="float">
            <text:p>0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375380456447601" calcext:value-type="float">
            <text:p>0.375380456447601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4806" calcext:value-type="float">
            <text:p>4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5060" calcext:value-type="float">
            <text:p>50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5:00 CEST 2017</text:p>
          </table:table-cell>
          <table:table-cell office:value-type="float" office:value="46" calcext:value-type="float">
            <text:p>46</text:p>
          </table:table-cell>
          <table:table-cell office:value-type="float" office:value="528633856" calcext:value-type="float">
            <text:p>528633856</text:p>
          </table:table-cell>
          <table:table-cell office:value-type="float" office:value="4" calcext:value-type="float">
            <text:p>4</text:p>
          </table:table-cell>
          <table:table-cell office:value-type="float" office:value="43663360" calcext:value-type="float">
            <text:p>4366336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28813824" calcext:value-type="float">
            <text:p>628813824</text:p>
          </table:table-cell>
          <table:table-cell office:value-type="float" office:value="0" calcext:value-type="float">
            <text:p>0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379603862762451" calcext:value-type="float">
            <text:p>0.379603862762451</text:p>
          </table:table-cell>
          <table:table-cell office:value-type="float" office:value="250" calcext:value-type="float">
            <text:p>250</text:p>
          </table:table-cell>
          <table:table-cell office:value-type="float" office:value="312" calcext:value-type="float">
            <text:p>312</text:p>
          </table:table-cell>
          <table:table-cell office:value-type="float" office:value="5595" calcext:value-type="float">
            <text:p>5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5939" calcext:value-type="float">
            <text:p>59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6:00 CEST 2017</text:p>
          </table:table-cell>
          <table:table-cell office:value-type="float" office:value="46" calcext:value-type="float">
            <text:p>46</text:p>
          </table:table-cell>
          <table:table-cell office:value-type="float" office:value="511627264" calcext:value-type="float">
            <text:p>511627264</text:p>
          </table:table-cell>
          <table:table-cell office:value-type="float" office:value="4" calcext:value-type="float">
            <text:p>4</text:p>
          </table:table-cell>
          <table:table-cell office:value-type="float" office:value="41414656" calcext:value-type="float">
            <text:p>414146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29186560" calcext:value-type="float">
            <text:p>629186560</text:p>
          </table:table-cell>
          <table:table-cell office:value-type="float" office:value="0" calcext:value-type="float">
            <text:p>0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981500029563904" calcext:value-type="float">
            <text:p>0.981500029563904</text:p>
          </table:table-cell>
          <table:table-cell office:value-type="float" office:value="0.392945289611816" calcext:value-type="float">
            <text:p>0.392945289611816</text:p>
          </table:table-cell>
          <table:table-cell office:value-type="float" office:value="250" calcext:value-type="float">
            <text:p>250</text:p>
          </table:table-cell>
          <table:table-cell office:value-type="float" office:value="312" calcext:value-type="float">
            <text:p>312</text:p>
          </table:table-cell>
          <table:table-cell office:value-type="float" office:value="6547" calcext:value-type="float">
            <text:p>6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867" calcext:value-type="float">
            <text:p>68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7:00 CEST 2017</text:p>
          </table:table-cell>
          <table:table-cell office:value-type="float" office:value="46" calcext:value-type="float">
            <text:p>46</text:p>
          </table:table-cell>
          <table:table-cell office:value-type="float" office:value="512729088" calcext:value-type="float">
            <text:p>512729088</text:p>
          </table:table-cell>
          <table:table-cell office:value-type="float" office:value="4" calcext:value-type="float">
            <text:p>4</text:p>
          </table:table-cell>
          <table:table-cell office:value-type="float" office:value="45142016" calcext:value-type="float">
            <text:p>451420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26466816" calcext:value-type="float">
            <text:p>626466816</text:p>
          </table:table-cell>
          <table:table-cell office:value-type="float" office:value="0" calcext:value-type="float">
            <text:p>0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392009824514389" calcext:value-type="float">
            <text:p>0.392009824514389</text:p>
          </table:table-cell>
          <table:table-cell office:value-type="float" office:value="250" calcext:value-type="float">
            <text:p>250</text:p>
          </table:table-cell>
          <table:table-cell office:value-type="float" office:value="312" calcext:value-type="float">
            <text:p>312</text:p>
          </table:table-cell>
          <table:table-cell office:value-type="float" office:value="7512" calcext:value-type="float">
            <text:p>7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7829" calcext:value-type="float">
            <text:p>78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8:00 CEST 2017</text:p>
          </table:table-cell>
          <table:table-cell office:value-type="float" office:value="40" calcext:value-type="float">
            <text:p>40</text:p>
          </table:table-cell>
          <table:table-cell office:value-type="float" office:value="483713024" calcext:value-type="float">
            <text:p>483713024</text:p>
          </table:table-cell>
          <table:table-cell office:value-type="float" office:value="4" calcext:value-type="float">
            <text:p>4</text:p>
          </table:table-cell>
          <table:table-cell office:value-type="float" office:value="44728320" calcext:value-type="float">
            <text:p>447283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9778048" calcext:value-type="float">
            <text:p>619778048</text:p>
          </table:table-cell>
          <table:table-cell office:value-type="float" office:value="0" calcext:value-type="float">
            <text:p>0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0.0734999999403954" calcext:value-type="float">
            <text:p>0.073499999940395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387930750846863" calcext:value-type="float">
            <text:p>0.387930750846863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office:value-type="float" office:value="8484" calcext:value-type="float">
            <text:p>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8872" calcext:value-type="float">
            <text:p>88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19:00 CEST 2017</text:p>
          </table:table-cell>
          <table:table-cell office:value-type="float" office:value="40" calcext:value-type="float">
            <text:p>40</text:p>
          </table:table-cell>
          <table:table-cell office:value-type="float" office:value="490156032" calcext:value-type="float">
            <text:p>490156032</text:p>
          </table:table-cell>
          <table:table-cell office:value-type="float" office:value="4" calcext:value-type="float">
            <text:p>4</text:p>
          </table:table-cell>
          <table:table-cell office:value-type="float" office:value="45105152" calcext:value-type="float">
            <text:p>451051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0078720" calcext:value-type="float">
            <text:p>610078720</text:p>
          </table:table-cell>
          <table:table-cell office:value-type="float" office:value="0" calcext:value-type="float">
            <text:p>0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782499983906746" calcext:value-type="float">
            <text:p>0.078249998390675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389695554971695" calcext:value-type="float">
            <text:p>0.389695554971695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office:value-type="float" office:value="9633" calcext:value-type="float">
            <text:p>9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0013" calcext:value-type="float">
            <text:p>100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0:00 CEST 2017</text:p>
          </table:table-cell>
          <table:table-cell office:value-type="float" office:value="50" calcext:value-type="float">
            <text:p>50</text:p>
          </table:table-cell>
          <table:table-cell office:value-type="float" office:value="490057728" calcext:value-type="float">
            <text:p>490057728</text:p>
          </table:table-cell>
          <table:table-cell office:value-type="float" office:value="4" calcext:value-type="float">
            <text:p>4</text:p>
          </table:table-cell>
          <table:table-cell office:value-type="float" office:value="44965888" calcext:value-type="float">
            <text:p>4496588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92699392" calcext:value-type="float">
            <text:p>592699392</text:p>
          </table:table-cell>
          <table:table-cell office:value-type="float" office:value="0" calcext:value-type="float">
            <text:p>0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387387663125992" calcext:value-type="float">
            <text:p>0.387387663125992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office:value-type="float" office:value="10798" calcext:value-type="float">
            <text:p>10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1167" calcext:value-type="float">
            <text:p>111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1:00 CEST 2017</text:p>
          </table:table-cell>
          <table:table-cell office:value-type="float" office:value="41" calcext:value-type="float">
            <text:p>41</text:p>
          </table:table-cell>
          <table:table-cell office:value-type="float" office:value="447725568" calcext:value-type="float">
            <text:p>447725568</text:p>
          </table:table-cell>
          <table:table-cell office:value-type="float" office:value="5" calcext:value-type="float">
            <text:p>5</text:p>
          </table:table-cell>
          <table:table-cell office:value-type="float" office:value="46186496" calcext:value-type="float">
            <text:p>461864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8539520" calcext:value-type="float">
            <text:p>578539520</text:p>
          </table:table-cell>
          <table:table-cell office:value-type="float" office:value="0" calcext:value-type="float">
            <text:p>0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980750024318695" calcext:value-type="float">
            <text:p>0.980750024318695</text:p>
          </table:table-cell>
          <table:table-cell office:value-type="float" office:value="0.381548225879669" calcext:value-type="float">
            <text:p>0.381548225879669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office:value-type="float" office:value="11988" calcext:value-type="float">
            <text:p>11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2416" calcext:value-type="float">
            <text:p>124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2:00 CEST 2017</text:p>
          </table:table-cell>
          <table:table-cell office:value-type="float" office:value="33" calcext:value-type="float">
            <text:p>33</text:p>
          </table:table-cell>
          <table:table-cell office:value-type="float" office:value="465862656" calcext:value-type="float">
            <text:p>465862656</text:p>
          </table:table-cell>
          <table:table-cell office:value-type="float" office:value="4" calcext:value-type="float">
            <text:p>4</text:p>
          </table:table-cell>
          <table:table-cell office:value-type="float" office:value="41951232" calcext:value-type="float">
            <text:p>419512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60861184" calcext:value-type="float">
            <text:p>560861184</text:p>
          </table:table-cell>
          <table:table-cell office:value-type="float" office:value="0" calcext:value-type="float">
            <text:p>0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829999968409538" calcext:value-type="float">
            <text:p>0.082999996840954</text:p>
          </table:table-cell>
          <table:table-cell office:value-type="float" office:value="0.980499982833862" calcext:value-type="float">
            <text:p>0.980499982833862</text:p>
          </table:table-cell>
          <table:table-cell office:value-type="float" office:value="0.382033079862595" calcext:value-type="float">
            <text:p>0.382033079862595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office:value-type="float" office:value="13357" calcext:value-type="float">
            <text:p>1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3792" calcext:value-type="float">
            <text:p>137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3:00 CEST 2017</text:p>
          </table:table-cell>
          <table:table-cell office:value-type="float" office:value="37" calcext:value-type="float">
            <text:p>37</text:p>
          </table:table-cell>
          <table:table-cell office:value-type="float" office:value="471085056" calcext:value-type="float">
            <text:p>471085056</text:p>
          </table:table-cell>
          <table:table-cell office:value-type="float" office:value="3" calcext:value-type="float">
            <text:p>3</text:p>
          </table:table-cell>
          <table:table-cell office:value-type="float" office:value="46284800" calcext:value-type="float">
            <text:p>462848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38685440" calcext:value-type="float">
            <text:p>538685440</text:p>
          </table:table-cell>
          <table:table-cell office:value-type="float" office:value="0" calcext:value-type="float">
            <text:p>0</text:p>
          </table:table-cell>
          <table:table-cell office:value-type="float" office:value="0.0637499988079071" calcext:value-type="float">
            <text:p>0.063749998807907</text:p>
          </table:table-cell>
          <table:table-cell office:value-type="float" office:value="0.0822499990463257" calcext:value-type="float">
            <text:p>0.082249999046326</text:p>
          </table:table-cell>
          <table:table-cell office:value-type="float" office:value="0.981000006198883" calcext:value-type="float">
            <text:p>0.981000006198883</text:p>
          </table:table-cell>
          <table:table-cell office:value-type="float" office:value="0.379534870386124" calcext:value-type="float">
            <text:p>0.379534870386124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office:value-type="float" office:value="14738" calcext:value-type="float">
            <text:p>14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5178" calcext:value-type="float">
            <text:p>151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4:00 CEST 2017</text:p>
          </table:table-cell>
          <table:table-cell office:value-type="float" office:value="37" calcext:value-type="float">
            <text:p>37</text:p>
          </table:table-cell>
          <table:table-cell office:value-type="float" office:value="478117888" calcext:value-type="float">
            <text:p>478117888</text:p>
          </table:table-cell>
          <table:table-cell office:value-type="float" office:value="4" calcext:value-type="float">
            <text:p>4</text:p>
          </table:table-cell>
          <table:table-cell office:value-type="float" office:value="45490176" calcext:value-type="float">
            <text:p>454901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12868352" calcext:value-type="float">
            <text:p>512868352</text:p>
          </table:table-cell>
          <table:table-cell office:value-type="float" office:value="0" calcext:value-type="float">
            <text:p>0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981750011444092" calcext:value-type="float">
            <text:p>0.981750011444092</text:p>
          </table:table-cell>
          <table:table-cell office:value-type="float" office:value="0.376072287559509" calcext:value-type="float">
            <text:p>0.376072287559509</text:p>
          </table:table-cell>
          <table:table-cell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office:value-type="float" office:value="16154" calcext:value-type="float">
            <text:p>16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6662" calcext:value-type="float">
            <text:p>166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5:00 CEST 2017</text:p>
          </table:table-cell>
          <table:table-cell office:value-type="float" office:value="40" calcext:value-type="float">
            <text:p>40</text:p>
          </table:table-cell>
          <table:table-cell office:value-type="float" office:value="487227392" calcext:value-type="float">
            <text:p>487227392</text:p>
          </table:table-cell>
          <table:table-cell office:value-type="float" office:value="4" calcext:value-type="float">
            <text:p>4</text:p>
          </table:table-cell>
          <table:table-cell office:value-type="float" office:value="43520000" calcext:value-type="float">
            <text:p>435200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92421120" calcext:value-type="float">
            <text:p>492421120</text:p>
          </table:table-cell>
          <table:table-cell office:value-type="float" office:value="0" calcext:value-type="float">
            <text:p>0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829999968409538" calcext:value-type="float">
            <text:p>0.082999996840954</text:p>
          </table:table-cell>
          <table:table-cell office:value-type="float" office:value="0.980750024318695" calcext:value-type="float">
            <text:p>0.980750024318695</text:p>
          </table:table-cell>
          <table:table-cell office:value-type="float" office:value="0.37679985165596" calcext:value-type="float">
            <text:p>0.37679985165596</text:p>
          </table:table-cell>
          <table:table-cell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office:value-type="float" office:value="17725" calcext:value-type="float">
            <text:p>17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8254" calcext:value-type="float">
            <text:p>182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6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499826688" calcext:value-type="float">
            <text:p>499826688</text:p>
          </table:table-cell>
          <table:table-cell office:value-type="float" office:value="4" calcext:value-type="float">
            <text:p>4</text:p>
          </table:table-cell>
          <table:table-cell office:value-type="float" office:value="44736512" calcext:value-type="float">
            <text:p>447365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74566656" calcext:value-type="float">
            <text:p>474566656</text:p>
          </table:table-cell>
          <table:table-cell office:value-type="float" office:value="0" calcext:value-type="float">
            <text:p>0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088749997317791" calcext:value-type="float">
            <text:p>0.088749997317791</text:p>
          </table:table-cell>
          <table:table-cell office:value-type="float" office:value="0.980499982833862" calcext:value-type="float">
            <text:p>0.980499982833862</text:p>
          </table:table-cell>
          <table:table-cell office:value-type="float" office:value="0.374347120523453" calcext:value-type="float">
            <text:p>0.374347120523453</text:p>
          </table:table-cell>
          <table:table-cell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office:value-type="float" office:value="19322" calcext:value-type="float">
            <text:p>19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9830" calcext:value-type="float">
            <text:p>198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7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512008192" calcext:value-type="float">
            <text:p>512008192</text:p>
          </table:table-cell>
          <table:table-cell office:value-type="float" office:value="4" calcext:value-type="float">
            <text:p>4</text:p>
          </table:table-cell>
          <table:table-cell office:value-type="float" office:value="44560384" calcext:value-type="float">
            <text:p>445603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48778240" calcext:value-type="float">
            <text:p>448778240</text:p>
          </table:table-cell>
          <table:table-cell office:value-type="float" office:value="0" calcext:value-type="float">
            <text:p>0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979499995708466" calcext:value-type="float">
            <text:p>0.979499995708466</text:p>
          </table:table-cell>
          <table:table-cell office:value-type="float" office:value="0.373917073011398" calcext:value-type="float">
            <text:p>0.373917073011398</text:p>
          </table:table-cell>
          <table:table-cell office:value-type="float" office:value="500" calcext:value-type="float">
            <text:p>500</text:p>
          </table:table-cell>
          <table:table-cell office:value-type="float" office:value="312" calcext:value-type="float">
            <text:p>312</text:p>
          </table:table-cell>
          <table:table-cell office:value-type="float" office:value="20978" calcext:value-type="float">
            <text:p>20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1617" calcext:value-type="float">
            <text:p>216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8:00 CEST 2017</text:p>
          </table:table-cell>
          <table:table-cell office:value-type="float" office:value="35" calcext:value-type="float">
            <text:p>35</text:p>
          </table:table-cell>
          <table:table-cell office:value-type="float" office:value="519282688" calcext:value-type="float">
            <text:p>519282688</text:p>
          </table:table-cell>
          <table:table-cell office:value-type="float" office:value="4" calcext:value-type="float">
            <text:p>4</text:p>
          </table:table-cell>
          <table:table-cell office:value-type="float" office:value="44994560" calcext:value-type="float">
            <text:p>4499456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40799232" calcext:value-type="float">
            <text:p>440799232</text:p>
          </table:table-cell>
          <table:table-cell office:value-type="float" office:value="0" calcext:value-type="float">
            <text:p>0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0984999984502793" calcext:value-type="float">
            <text:p>0.098499998450279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0.372355312108994" calcext:value-type="float">
            <text:p>0.372355312108994</text:p>
          </table:table-cell>
          <table:table-cell office:value-type="float" office:value="500" calcext:value-type="float">
            <text:p>500</text:p>
          </table:table-cell>
          <table:table-cell office:value-type="float" office:value="312" calcext:value-type="float">
            <text:p>312</text:p>
          </table:table-cell>
          <table:table-cell office:value-type="float" office:value="22951" calcext:value-type="float">
            <text:p>22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3592" calcext:value-type="float">
            <text:p>235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29:00 CEST 2017</text:p>
          </table:table-cell>
          <table:table-cell office:value-type="float" office:value="41" calcext:value-type="float">
            <text:p>41</text:p>
          </table:table-cell>
          <table:table-cell office:value-type="float" office:value="523853824" calcext:value-type="float">
            <text:p>523853824</text:p>
          </table:table-cell>
          <table:table-cell office:value-type="float" office:value="4" calcext:value-type="float">
            <text:p>4</text:p>
          </table:table-cell>
          <table:table-cell office:value-type="float" office:value="43630592" calcext:value-type="float">
            <text:p>4363059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2154240" calcext:value-type="float">
            <text:p>422154240</text:p>
          </table:table-cell>
          <table:table-cell office:value-type="float" office:value="0" calcext:value-type="float">
            <text:p>0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978999972343445" calcext:value-type="float">
            <text:p>0.978999972343445</text:p>
          </table:table-cell>
          <table:table-cell office:value-type="float" office:value="0.36779773235321" calcext:value-type="float">
            <text:p>0.36779773235321</text:p>
          </table:table-cell>
          <table:table-cell office:value-type="float" office:value="500" calcext:value-type="float">
            <text:p>500</text:p>
          </table:table-cell>
          <table:table-cell office:value-type="float" office:value="312" calcext:value-type="float">
            <text:p>312</text:p>
          </table:table-cell>
          <table:table-cell office:value-type="float" office:value="24902" calcext:value-type="float">
            <text:p>249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5567" calcext:value-type="float">
            <text:p>255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30:00 CEST 2017</text:p>
          </table:table-cell>
          <table:table-cell office:value-type="float" office:value="36" calcext:value-type="float">
            <text:p>36</text:p>
          </table:table-cell>
          <table:table-cell office:value-type="float" office:value="528662528" calcext:value-type="float">
            <text:p>528662528</text:p>
          </table:table-cell>
          <table:table-cell office:value-type="float" office:value="4" calcext:value-type="float">
            <text:p>4</text:p>
          </table:table-cell>
          <table:table-cell office:value-type="float" office:value="45371392" calcext:value-type="float">
            <text:p>4537139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12188672" calcext:value-type="float">
            <text:p>412188672</text:p>
          </table:table-cell>
          <table:table-cell office:value-type="float" office:value="0" calcext:value-type="float">
            <text:p>0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949999988079071" calcext:value-type="float">
            <text:p>0.094999998807907</text:p>
          </table:table-cell>
          <table:table-cell office:value-type="float" office:value="0.978749990463257" calcext:value-type="float">
            <text:p>0.978749990463257</text:p>
          </table:table-cell>
          <table:table-cell office:value-type="float" office:value="0.367221862077713" calcext:value-type="float">
            <text:p>0.367221862077713</text:p>
          </table:table-cell>
          <table:table-cell office:value-type="float" office:value="600" calcext:value-type="float">
            <text:p>600</text:p>
          </table:table-cell>
          <table:table-cell office:value-type="float" office:value="312" calcext:value-type="float">
            <text:p>312</text:p>
          </table:table-cell>
          <table:table-cell office:value-type="float" office:value="26847" calcext:value-type="float">
            <text:p>268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7562" calcext:value-type="float">
            <text:p>275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31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534138880" calcext:value-type="float">
            <text:p>534138880</text:p>
          </table:table-cell>
          <table:table-cell office:value-type="float" office:value="4" calcext:value-type="float">
            <text:p>4</text:p>
          </table:table-cell>
          <table:table-cell office:value-type="float" office:value="45367296" calcext:value-type="float">
            <text:p>4536729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02223104" calcext:value-type="float">
            <text:p>402223104</text:p>
          </table:table-cell>
          <table:table-cell office:value-type="float" office:value="0" calcext:value-type="float">
            <text:p>0</text:p>
          </table:table-cell>
          <table:table-cell office:value-type="float" office:value="0.0677499994635582" calcext:value-type="float">
            <text:p>0.067749999463558</text:p>
          </table:table-cell>
          <table:table-cell office:value-type="float" office:value="0.0925000011920929" calcext:value-type="float">
            <text:p>0.092500001192093</text:p>
          </table:table-cell>
          <table:table-cell office:value-type="float" office:value="0.978999972343445" calcext:value-type="float">
            <text:p>0.978999972343445</text:p>
          </table:table-cell>
          <table:table-cell office:value-type="float" office:value="0.364718288183212" calcext:value-type="float">
            <text:p>0.364718288183212</text:p>
          </table:table-cell>
          <table:table-cell office:value-type="float" office:value="600" calcext:value-type="float">
            <text:p>600</text:p>
          </table:table-cell>
          <table:table-cell office:value-type="float" office:value="312" calcext:value-type="float">
            <text:p>312</text:p>
          </table:table-cell>
          <table:table-cell office:value-type="float" office:value="28841" calcext:value-type="float">
            <text:p>288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9574" calcext:value-type="float">
            <text:p>2957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32:00 CEST 2017</text:p>
          </table:table-cell>
          <table:table-cell office:value-type="float" office:value="39" calcext:value-type="float">
            <text:p>39</text:p>
          </table:table-cell>
          <table:table-cell office:value-type="float" office:value="539373568" calcext:value-type="float">
            <text:p>539373568</text:p>
          </table:table-cell>
          <table:table-cell office:value-type="float" office:value="4" calcext:value-type="float">
            <text:p>4</text:p>
          </table:table-cell>
          <table:table-cell office:value-type="float" office:value="42721280" calcext:value-type="float">
            <text:p>4272128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399196160" calcext:value-type="float">
            <text:p>399196160</text:p>
          </table:table-cell>
          <table:table-cell office:value-type="float" office:value="0" calcext:value-type="float">
            <text:p>0</text:p>
          </table:table-cell>
          <table:table-cell office:value-type="float" office:value="0.0610000006854534" calcext:value-type="float">
            <text:p>0.061000000685454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978749990463257" calcext:value-type="float">
            <text:p>0.978749990463257</text:p>
          </table:table-cell>
          <table:table-cell office:value-type="float" office:value="0.363020002841949" calcext:value-type="float">
            <text:p>0.363020002841949</text:p>
          </table:table-cell>
          <table:table-cell office:value-type="float" office:value="600" calcext:value-type="float">
            <text:p>600</text:p>
          </table:table-cell>
          <table:table-cell office:value-type="float" office:value="312" calcext:value-type="float">
            <text:p>312</text:p>
          </table:table-cell>
          <table:table-cell office:value-type="float" office:value="30838" calcext:value-type="float">
            <text:p>308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1616" calcext:value-type="float">
            <text:p>316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 Apr 24 09:33:00 CEST 2017</text:p>
          </table:table-cell>
          <table:table-cell office:value-type="float" office:value="42" calcext:value-type="float">
            <text:p>42</text:p>
          </table:table-cell>
          <table:table-cell office:value-type="float" office:value="545177600" calcext:value-type="float">
            <text:p>545177600</text:p>
          </table:table-cell>
          <table:table-cell office:value-type="float" office:value="4" calcext:value-type="float">
            <text:p>4</text:p>
          </table:table-cell>
          <table:table-cell office:value-type="float" office:value="46194688" calcext:value-type="float">
            <text:p>4619468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398307328" calcext:value-type="float">
            <text:p>398307328</text:p>
          </table:table-cell>
          <table:table-cell office:value-type="float" office:value="0" calcext:value-type="float">
            <text:p>0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0.101999998092651" calcext:value-type="float">
            <text:p>0.101999998092651</text:p>
          </table:table-cell>
          <table:table-cell office:value-type="float" office:value="0.978500008583069" calcext:value-type="float">
            <text:p>0.978500008583069</text:p>
          </table:table-cell>
          <table:table-cell office:value-type="float" office:value="0.360455244779587" calcext:value-type="float">
            <text:p>0.360455244779587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0838" calcext:value-type="float">
            <text:p>308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1616" calcext:value-type="float">
            <text:p>316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9"/>
        </table:table-row>
      </table:table>
      <table:table table:name="Sheet2" table:style-name="ta1">
        <table:table-column table:style-name="co16" table:number-columns-repeated="11" table:default-cell-style-name="Default"/>
        <table:table-row table:style-name="ro1">
          <table:table-cell office:value-type="string" calcext:value-type="string">
            <text:p>cpu_middletier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memory_middletier</text:p>
          </table:table-cell>
          <table:table-cell office:value-type="string" calcext:value-type="string">
            <text:p>memory_node</text:p>
          </table:table-cell>
          <table:table-cell office:value-type="string" calcext:value-type="string">
            <text:p>cpu_edge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2</text:p>
          </table:table-cell>
          <table:table-cell/>
          <table:table-cell office:value-type="string" calcext:value-type="string">
            <text:p>successes</text:p>
          </table:table-cell>
          <table:table-cell office:value-type="string" calcext:value-type="string">
            <text:p>Failures_0</text:p>
          </table:table-cell>
          <table:table-cell office:value-type="string" calcext:value-type="string">
            <text:p>failures</text:p>
          </table:table-cell>
        </table:table-row>
        <table:table-row table:style-name="ro1">
          <table:table-cell table:formula="of:=[reversed.B2]/1000" office:value-type="float" office:value="0.002" calcext:value-type="float">
            <text:p>0.002</text:p>
          </table:table-cell>
          <table:table-cell table:formula="of:=[reversed.M2]" office:value-type="float" office:value="0" calcext:value-type="float">
            <text:p>0</text:p>
          </table:table-cell>
          <table:table-cell table:formula="of:=[reversed.C2]" office:value-type="float" office:value="0" calcext:value-type="float">
            <text:p>0</text:p>
          </table:table-cell>
          <table:table-cell table:formula="of:=[reversed.N2]" office:value-type="float" office:value="0" calcext:value-type="float">
            <text:p>0</text:p>
          </table:table-cell>
          <table:table-cell table:formula="of:=[reversed.F2]/1000" office:value-type="float" office:value="0" calcext:value-type="float">
            <text:p>0</text:p>
          </table:table-cell>
          <table:table-cell table:formula="of:=[reversed.D2]/1000" office:value-type="float" office:value="0" calcext:value-type="float">
            <text:p>0</text:p>
          </table:table-cell>
          <table:table-cell table:formula="of:=[reversed.G2]/1000" office:value-type="float" office:value="0" calcext:value-type="float">
            <text:p>0</text:p>
          </table:table-cell>
          <table:table-cell/>
          <table:table-cell table:formula="of:=[reversed.P2]+[reversed.T2]" office:value-type="float" office:value="0" calcext:value-type="float">
            <text:p>0</text:p>
          </table:table-cell>
          <table:table-cell table:formula="of:=[reversed.R2]+[reversed.V2]" office:value-type="float" office:value="0" calcext:value-type="float">
            <text:p>0</text:p>
          </table:table-cell>
          <table:table-cell table:formula="of:=[reversed.Q2]+[reversed.U2]+[reversed.R2]+[reversed.V2]" office:value-type="float" office:value="0" calcext:value-type="float">
            <text:p>0</text:p>
          </table:table-cell>
        </table:table-row>
        <table:table-row table:style-name="ro1">
          <table:table-cell table:formula="of:=[reversed.B3]/1000" office:value-type="float" office:value="0.005" calcext:value-type="float">
            <text:p>0.005</text:p>
          </table:table-cell>
          <table:table-cell table:formula="of:=[reversed.M3]" office:value-type="float" office:value="0.0625" calcext:value-type="float">
            <text:p>0.0625</text:p>
          </table:table-cell>
          <table:table-cell table:formula="of:=[reversed.C3]" office:value-type="float" office:value="588476416" calcext:value-type="float">
            <text:p>588476416</text:p>
          </table:table-cell>
          <table:table-cell table:formula="of:=[reversed.N3]" office:value-type="float" office:value="0.333181828260422" calcext:value-type="float">
            <text:p>0.333181828260422</text:p>
          </table:table-cell>
          <table:table-cell table:formula="of:=[reversed.F3]/1000" office:value-type="float" office:value="0" calcext:value-type="float">
            <text:p>0</text:p>
          </table:table-cell>
          <table:table-cell table:formula="of:=[reversed.D3]/1000" office:value-type="float" office:value="0" calcext:value-type="float">
            <text:p>0</text:p>
          </table:table-cell>
          <table:table-cell table:formula="of:=[reversed.G3]/1000" office:value-type="float" office:value="0" calcext:value-type="float">
            <text:p>0</text:p>
          </table:table-cell>
          <table:table-cell/>
          <table:table-cell table:formula="of:=[reversed.P3]+[reversed.T3]" office:value-type="float" office:value="0" calcext:value-type="float">
            <text:p>0</text:p>
          </table:table-cell>
          <table:table-cell table:formula="of:=[reversed.R3]+[reversed.V3]" office:value-type="float" office:value="0" calcext:value-type="float">
            <text:p>0</text:p>
          </table:table-cell>
          <table:table-cell table:formula="of:=[reversed.Q3]+[reversed.U3]+[reversed.R3]+[reversed.V3]" office:value-type="float" office:value="0" calcext:value-type="float">
            <text:p>0</text:p>
          </table:table-cell>
        </table:table-row>
        <table:table-row table:style-name="ro1">
          <table:table-cell table:formula="of:=[reversed.B4]/1000" office:value-type="float" office:value="0.001" calcext:value-type="float">
            <text:p>0.001</text:p>
          </table:table-cell>
          <table:table-cell table:formula="of:=[reversed.M4]" office:value-type="float" office:value="0.0544999986886978" calcext:value-type="float">
            <text:p>0.054499998688698</text:p>
          </table:table-cell>
          <table:table-cell table:formula="of:=[reversed.C4]" office:value-type="float" office:value="589926400" calcext:value-type="float">
            <text:p>589926400</text:p>
          </table:table-cell>
          <table:table-cell table:formula="of:=[reversed.N4]" office:value-type="float" office:value="0.333374589681625" calcext:value-type="float">
            <text:p>0.333374589681625</text:p>
          </table:table-cell>
          <table:table-cell table:formula="of:=[reversed.F4]/1000" office:value-type="float" office:value="0" calcext:value-type="float">
            <text:p>0</text:p>
          </table:table-cell>
          <table:table-cell table:formula="of:=[reversed.D4]/1000" office:value-type="float" office:value="0" calcext:value-type="float">
            <text:p>0</text:p>
          </table:table-cell>
          <table:table-cell table:formula="of:=[reversed.G4]/1000" office:value-type="float" office:value="0" calcext:value-type="float">
            <text:p>0</text:p>
          </table:table-cell>
          <table:table-cell/>
          <table:table-cell table:formula="of:=[reversed.P4]+[reversed.T4]" office:value-type="float" office:value="0" calcext:value-type="float">
            <text:p>0</text:p>
          </table:table-cell>
          <table:table-cell table:formula="of:=[reversed.R4]+[reversed.V4]" office:value-type="float" office:value="0" calcext:value-type="float">
            <text:p>0</text:p>
          </table:table-cell>
          <table:table-cell table:formula="of:=[reversed.Q4]+[reversed.U4]+[reversed.R4]+[reversed.V4]" office:value-type="float" office:value="0" calcext:value-type="float">
            <text:p>0</text:p>
          </table:table-cell>
        </table:table-row>
        <table:table-row table:style-name="ro1">
          <table:table-cell table:formula="of:=[reversed.B5]/1000" office:value-type="float" office:value="0.001" calcext:value-type="float">
            <text:p>0.001</text:p>
          </table:table-cell>
          <table:table-cell table:formula="of:=[reversed.M5]" office:value-type="float" office:value="0.0667499974370003" calcext:value-type="float">
            <text:p>0.066749997437</text:p>
          </table:table-cell>
          <table:table-cell table:formula="of:=[reversed.C5]" office:value-type="float" office:value="589938688" calcext:value-type="float">
            <text:p>589938688</text:p>
          </table:table-cell>
          <table:table-cell table:formula="of:=[reversed.N5]" office:value-type="float" office:value="0.333414226770401" calcext:value-type="float">
            <text:p>0.333414226770401</text:p>
          </table:table-cell>
          <table:table-cell table:formula="of:=[reversed.F5]/1000" office:value-type="float" office:value="0" calcext:value-type="float">
            <text:p>0</text:p>
          </table:table-cell>
          <table:table-cell table:formula="of:=[reversed.D5]/1000" office:value-type="float" office:value="0" calcext:value-type="float">
            <text:p>0</text:p>
          </table:table-cell>
          <table:table-cell table:formula="of:=[reversed.G5]/1000" office:value-type="float" office:value="0" calcext:value-type="float">
            <text:p>0</text:p>
          </table:table-cell>
          <table:table-cell/>
          <table:table-cell table:formula="of:=[reversed.P5]+[reversed.T5]" office:value-type="float" office:value="0" calcext:value-type="float">
            <text:p>0</text:p>
          </table:table-cell>
          <table:table-cell table:formula="of:=[reversed.R5]+[reversed.V5]" office:value-type="float" office:value="0" calcext:value-type="float">
            <text:p>0</text:p>
          </table:table-cell>
          <table:table-cell table:formula="of:=[reversed.Q5]+[reversed.U5]+[reversed.R5]+[reversed.V5]" office:value-type="float" office:value="0" calcext:value-type="float">
            <text:p>0</text:p>
          </table:table-cell>
        </table:table-row>
        <table:table-row table:style-name="ro1">
          <table:table-cell table:formula="of:=[reversed.B6]/1000" office:value-type="float" office:value="0.002" calcext:value-type="float">
            <text:p>0.002</text:p>
          </table:table-cell>
          <table:table-cell table:formula="of:=[reversed.M6]" office:value-type="float" office:value="0.0572500005364418" calcext:value-type="float">
            <text:p>0.057250000536442</text:p>
          </table:table-cell>
          <table:table-cell table:formula="of:=[reversed.C6]" office:value-type="float" office:value="589938688" calcext:value-type="float">
            <text:p>589938688</text:p>
          </table:table-cell>
          <table:table-cell table:formula="of:=[reversed.N6]" office:value-type="float" office:value="0.334226906299591" calcext:value-type="float">
            <text:p>0.334226906299591</text:p>
          </table:table-cell>
          <table:table-cell table:formula="of:=[reversed.F6]/1000" office:value-type="float" office:value="0" calcext:value-type="float">
            <text:p>0</text:p>
          </table:table-cell>
          <table:table-cell table:formula="of:=[reversed.D6]/1000" office:value-type="float" office:value="0" calcext:value-type="float">
            <text:p>0</text:p>
          </table:table-cell>
          <table:table-cell table:formula="of:=[reversed.G6]/1000" office:value-type="float" office:value="0" calcext:value-type="float">
            <text:p>0</text:p>
          </table:table-cell>
          <table:table-cell/>
          <table:table-cell table:formula="of:=[reversed.P6]+[reversed.T6]" office:value-type="float" office:value="0" calcext:value-type="float">
            <text:p>0</text:p>
          </table:table-cell>
          <table:table-cell table:formula="of:=[reversed.R6]+[reversed.V6]" office:value-type="float" office:value="0" calcext:value-type="float">
            <text:p>0</text:p>
          </table:table-cell>
          <table:table-cell table:formula="of:=[reversed.Q6]+[reversed.U6]+[reversed.R6]+[reversed.V6]" office:value-type="float" office:value="0" calcext:value-type="float">
            <text:p>0</text:p>
          </table:table-cell>
        </table:table-row>
        <table:table-row table:style-name="ro1">
          <table:table-cell table:formula="of:=[reversed.B7]/1000" office:value-type="float" office:value="0.002" calcext:value-type="float">
            <text:p>0.002</text:p>
          </table:table-cell>
          <table:table-cell table:formula="of:=[reversed.M7]" office:value-type="float" office:value="0.0672499984502792" calcext:value-type="float">
            <text:p>0.067249998450279</text:p>
          </table:table-cell>
          <table:table-cell table:formula="of:=[reversed.C7]" office:value-type="float" office:value="589942784" calcext:value-type="float">
            <text:p>589942784</text:p>
          </table:table-cell>
          <table:table-cell table:formula="of:=[reversed.N7]" office:value-type="float" office:value="0.33322536945343" calcext:value-type="float">
            <text:p>0.33322536945343</text:p>
          </table:table-cell>
          <table:table-cell table:formula="of:=[reversed.F7]/1000" office:value-type="float" office:value="0" calcext:value-type="float">
            <text:p>0</text:p>
          </table:table-cell>
          <table:table-cell table:formula="of:=[reversed.D7]/1000" office:value-type="float" office:value="0" calcext:value-type="float">
            <text:p>0</text:p>
          </table:table-cell>
          <table:table-cell table:formula="of:=[reversed.G7]/1000" office:value-type="float" office:value="0" calcext:value-type="float">
            <text:p>0</text:p>
          </table:table-cell>
          <table:table-cell/>
          <table:table-cell table:formula="of:=[reversed.P7]+[reversed.T7]" office:value-type="float" office:value="0" calcext:value-type="float">
            <text:p>0</text:p>
          </table:table-cell>
          <table:table-cell table:formula="of:=[reversed.R7]+[reversed.V7]" office:value-type="float" office:value="0" calcext:value-type="float">
            <text:p>0</text:p>
          </table:table-cell>
          <table:table-cell table:formula="of:=[reversed.Q7]+[reversed.U7]+[reversed.R7]+[reversed.V7]" office:value-type="float" office:value="0" calcext:value-type="float">
            <text:p>0</text:p>
          </table:table-cell>
        </table:table-row>
        <table:table-row table:style-name="ro1">
          <table:table-cell table:formula="of:=[reversed.B8]/1000" office:value-type="float" office:value="0.038" calcext:value-type="float">
            <text:p>0.038</text:p>
          </table:table-cell>
          <table:table-cell table:formula="of:=[reversed.M8]" office:value-type="float" office:value="0.0617499984800816" calcext:value-type="float">
            <text:p>0.061749998480082</text:p>
          </table:table-cell>
          <table:table-cell table:formula="of:=[reversed.C8]" office:value-type="float" office:value="589955072" calcext:value-type="float">
            <text:p>589955072</text:p>
          </table:table-cell>
          <table:table-cell table:formula="of:=[reversed.N8]" office:value-type="float" office:value="0.333626091480255" calcext:value-type="float">
            <text:p>0.333626091480255</text:p>
          </table:table-cell>
          <table:table-cell table:formula="of:=[reversed.F8]/1000" office:value-type="float" office:value="0" calcext:value-type="float">
            <text:p>0</text:p>
          </table:table-cell>
          <table:table-cell table:formula="of:=[reversed.D8]/1000" office:value-type="float" office:value="0" calcext:value-type="float">
            <text:p>0</text:p>
          </table:table-cell>
          <table:table-cell table:formula="of:=[reversed.G8]/1000" office:value-type="float" office:value="0" calcext:value-type="float">
            <text:p>0</text:p>
          </table:table-cell>
          <table:table-cell/>
          <table:table-cell table:formula="of:=[reversed.P8]+[reversed.T8]" office:value-type="float" office:value="0" calcext:value-type="float">
            <text:p>0</text:p>
          </table:table-cell>
          <table:table-cell table:formula="of:=[reversed.R8]+[reversed.V8]" office:value-type="float" office:value="0" calcext:value-type="float">
            <text:p>0</text:p>
          </table:table-cell>
          <table:table-cell table:formula="of:=[reversed.Q8]+[reversed.U8]+[reversed.R8]+[reversed.V8]" office:value-type="float" office:value="0" calcext:value-type="float">
            <text:p>0</text:p>
          </table:table-cell>
        </table:table-row>
        <table:table-row table:style-name="ro1">
          <table:table-cell table:formula="of:=[reversed.B9]/1000" office:value-type="float" office:value="0.027" calcext:value-type="float">
            <text:p>0.027</text:p>
          </table:table-cell>
          <table:table-cell table:formula="of:=[reversed.M9]" office:value-type="float" office:value="0.560999989509583" calcext:value-type="float">
            <text:p>0.560999989509583</text:p>
          </table:table-cell>
          <table:table-cell table:formula="of:=[reversed.C9]" office:value-type="float" office:value="652193792" calcext:value-type="float">
            <text:p>652193792</text:p>
          </table:table-cell>
          <table:table-cell table:formula="of:=[reversed.N9]" office:value-type="float" office:value="0.368930399417877" calcext:value-type="float">
            <text:p>0.368930399417877</text:p>
          </table:table-cell>
          <table:table-cell table:formula="of:=[reversed.F9]/1000" office:value-type="float" office:value="0" calcext:value-type="float">
            <text:p>0</text:p>
          </table:table-cell>
          <table:table-cell table:formula="of:=[reversed.D9]/1000" office:value-type="float" office:value="0" calcext:value-type="float">
            <text:p>0</text:p>
          </table:table-cell>
          <table:table-cell table:formula="of:=[reversed.G9]/1000" office:value-type="float" office:value="0" calcext:value-type="float">
            <text:p>0</text:p>
          </table:table-cell>
          <table:table-cell/>
          <table:table-cell table:formula="of:=[reversed.P9]+[reversed.T9]" office:value-type="float" office:value="25" calcext:value-type="float">
            <text:p>25</text:p>
          </table:table-cell>
          <table:table-cell table:formula="of:=[reversed.R9]+[reversed.V9]" office:value-type="float" office:value="0" calcext:value-type="float">
            <text:p>0</text:p>
          </table:table-cell>
          <table:table-cell table:formula="of:=[reversed.Q9]+[reversed.U9]+[reversed.R9]+[reversed.V9]" office:value-type="float" office:value="0" calcext:value-type="float">
            <text:p>0</text:p>
          </table:table-cell>
        </table:table-row>
        <table:table-row table:style-name="ro1">
          <table:table-cell table:formula="of:=[reversed.B10]/1000" office:value-type="float" office:value="0.022" calcext:value-type="float">
            <text:p>0.022</text:p>
          </table:table-cell>
          <table:table-cell table:formula="of:=[reversed.M10]" office:value-type="float" office:value="0.990000009536743" calcext:value-type="float">
            <text:p>0.990000009536743</text:p>
          </table:table-cell>
          <table:table-cell table:formula="of:=[reversed.C10]" office:value-type="float" office:value="667172864" calcext:value-type="float">
            <text:p>667172864</text:p>
          </table:table-cell>
          <table:table-cell table:formula="of:=[reversed.N10]" office:value-type="float" office:value="0.373915582895279" calcext:value-type="float">
            <text:p>0.373915582895279</text:p>
          </table:table-cell>
          <table:table-cell table:formula="of:=[reversed.F10]/1000" office:value-type="float" office:value="0" calcext:value-type="float">
            <text:p>0</text:p>
          </table:table-cell>
          <table:table-cell table:formula="of:=[reversed.D10]/1000" office:value-type="float" office:value="0" calcext:value-type="float">
            <text:p>0</text:p>
          </table:table-cell>
          <table:table-cell table:formula="of:=[reversed.G10]/1000" office:value-type="float" office:value="0" calcext:value-type="float">
            <text:p>0</text:p>
          </table:table-cell>
          <table:table-cell/>
          <table:table-cell table:formula="of:=[reversed.P10]+[reversed.T10]" office:value-type="float" office:value="48" calcext:value-type="float">
            <text:p>48</text:p>
          </table:table-cell>
          <table:table-cell table:formula="of:=[reversed.R10]+[reversed.V10]" office:value-type="float" office:value="0" calcext:value-type="float">
            <text:p>0</text:p>
          </table:table-cell>
          <table:table-cell table:formula="of:=[reversed.Q10]+[reversed.U10]+[reversed.R10]+[reversed.V10]" office:value-type="float" office:value="0" calcext:value-type="float">
            <text:p>0</text:p>
          </table:table-cell>
        </table:table-row>
        <table:table-row table:style-name="ro1">
          <table:table-cell table:formula="of:=[reversed.B11]/1000" office:value-type="float" office:value="0.032" calcext:value-type="float">
            <text:p>0.032</text:p>
          </table:table-cell>
          <table:table-cell table:formula="of:=[reversed.M11]" office:value-type="float" office:value="0.990000009536743" calcext:value-type="float">
            <text:p>0.990000009536743</text:p>
          </table:table-cell>
          <table:table-cell table:formula="of:=[reversed.C11]" office:value-type="float" office:value="713633792" calcext:value-type="float">
            <text:p>713633792</text:p>
          </table:table-cell>
          <table:table-cell table:formula="of:=[reversed.N11]" office:value-type="float" office:value="0.379482507705688" calcext:value-type="float">
            <text:p>0.379482507705688</text:p>
          </table:table-cell>
          <table:table-cell table:formula="of:=[reversed.F11]/1000" office:value-type="float" office:value="0" calcext:value-type="float">
            <text:p>0</text:p>
          </table:table-cell>
          <table:table-cell table:formula="of:=[reversed.D11]/1000" office:value-type="float" office:value="0" calcext:value-type="float">
            <text:p>0</text:p>
          </table:table-cell>
          <table:table-cell table:formula="of:=[reversed.G11]/1000" office:value-type="float" office:value="0" calcext:value-type="float">
            <text:p>0</text:p>
          </table:table-cell>
          <table:table-cell/>
          <table:table-cell table:formula="of:=[reversed.P11]+[reversed.T11]" office:value-type="float" office:value="70" calcext:value-type="float">
            <text:p>70</text:p>
          </table:table-cell>
          <table:table-cell table:formula="of:=[reversed.R11]+[reversed.V11]" office:value-type="float" office:value="0" calcext:value-type="float">
            <text:p>0</text:p>
          </table:table-cell>
          <table:table-cell table:formula="of:=[reversed.Q11]+[reversed.U11]+[reversed.R11]+[reversed.V11]" office:value-type="float" office:value="0" calcext:value-type="float">
            <text:p>0</text:p>
          </table:table-cell>
        </table:table-row>
        <table:table-row table:style-name="ro1">
          <table:table-cell table:formula="of:=[reversed.B12]/1000" office:value-type="float" office:value="0.032" calcext:value-type="float">
            <text:p>0.032</text:p>
          </table:table-cell>
          <table:table-cell table:formula="of:=[reversed.M12]" office:value-type="float" office:value="0.990000009536743" calcext:value-type="float">
            <text:p>0.990000009536743</text:p>
          </table:table-cell>
          <table:table-cell table:formula="of:=[reversed.C12]" office:value-type="float" office:value="726544384" calcext:value-type="float">
            <text:p>726544384</text:p>
          </table:table-cell>
          <table:table-cell table:formula="of:=[reversed.N12]" office:value-type="float" office:value="0.379762858152389" calcext:value-type="float">
            <text:p>0.379762858152389</text:p>
          </table:table-cell>
          <table:table-cell table:formula="of:=[reversed.F12]/1000" office:value-type="float" office:value="0.001" calcext:value-type="float">
            <text:p>0.001</text:p>
          </table:table-cell>
          <table:table-cell table:formula="of:=[reversed.D12]/1000" office:value-type="float" office:value="0.001" calcext:value-type="float">
            <text:p>0.001</text:p>
          </table:table-cell>
          <table:table-cell table:formula="of:=[reversed.G12]/1000" office:value-type="float" office:value="0" calcext:value-type="float">
            <text:p>0</text:p>
          </table:table-cell>
          <table:table-cell/>
          <table:table-cell table:formula="of:=[reversed.P12]+[reversed.T12]" office:value-type="float" office:value="105" calcext:value-type="float">
            <text:p>105</text:p>
          </table:table-cell>
          <table:table-cell table:formula="of:=[reversed.R12]+[reversed.V12]" office:value-type="float" office:value="0" calcext:value-type="float">
            <text:p>0</text:p>
          </table:table-cell>
          <table:table-cell table:formula="of:=[reversed.Q12]+[reversed.U12]+[reversed.R12]+[reversed.V12]" office:value-type="float" office:value="0" calcext:value-type="float">
            <text:p>0</text:p>
          </table:table-cell>
        </table:table-row>
        <table:table-row table:style-name="ro1">
          <table:table-cell table:formula="of:=[reversed.B13]/1000" office:value-type="float" office:value="0.034" calcext:value-type="float">
            <text:p>0.034</text:p>
          </table:table-cell>
          <table:table-cell table:formula="of:=[reversed.M13]" office:value-type="float" office:value="0.989750027656555" calcext:value-type="float">
            <text:p>0.989750027656555</text:p>
          </table:table-cell>
          <table:table-cell table:formula="of:=[reversed.C13]" office:value-type="float" office:value="761245696" calcext:value-type="float">
            <text:p>761245696</text:p>
          </table:table-cell>
          <table:table-cell table:formula="of:=[reversed.N13]" office:value-type="float" office:value="0.389538019895554" calcext:value-type="float">
            <text:p>0.389538019895554</text:p>
          </table:table-cell>
          <table:table-cell table:formula="of:=[reversed.F13]/1000" office:value-type="float" office:value="0.001" calcext:value-type="float">
            <text:p>0.001</text:p>
          </table:table-cell>
          <table:table-cell table:formula="of:=[reversed.D13]/1000" office:value-type="float" office:value="0.001" calcext:value-type="float">
            <text:p>0.001</text:p>
          </table:table-cell>
          <table:table-cell table:formula="of:=[reversed.G13]/1000" office:value-type="float" office:value="0" calcext:value-type="float">
            <text:p>0</text:p>
          </table:table-cell>
          <table:table-cell/>
          <table:table-cell table:formula="of:=[reversed.P13]+[reversed.T13]" office:value-type="float" office:value="139" calcext:value-type="float">
            <text:p>139</text:p>
          </table:table-cell>
          <table:table-cell table:formula="of:=[reversed.R13]+[reversed.V13]" office:value-type="float" office:value="0" calcext:value-type="float">
            <text:p>0</text:p>
          </table:table-cell>
          <table:table-cell table:formula="of:=[reversed.Q13]+[reversed.U13]+[reversed.R13]+[reversed.V13]" office:value-type="float" office:value="0" calcext:value-type="float">
            <text:p>0</text:p>
          </table:table-cell>
        </table:table-row>
        <table:table-row table:style-name="ro1">
          <table:table-cell table:formula="of:=[reversed.B14]/1000" office:value-type="float" office:value="0.036" calcext:value-type="float">
            <text:p>0.036</text:p>
          </table:table-cell>
          <table:table-cell table:formula="of:=[reversed.M14]" office:value-type="float" office:value="0.989750027656555" calcext:value-type="float">
            <text:p>0.989750027656555</text:p>
          </table:table-cell>
          <table:table-cell table:formula="of:=[reversed.C14]" office:value-type="float" office:value="790327296" calcext:value-type="float">
            <text:p>790327296</text:p>
          </table:table-cell>
          <table:table-cell table:formula="of:=[reversed.N14]" office:value-type="float" office:value="0.393941938877106" calcext:value-type="float">
            <text:p>0.393941938877106</text:p>
          </table:table-cell>
          <table:table-cell table:formula="of:=[reversed.F14]/1000" office:value-type="float" office:value="0.001" calcext:value-type="float">
            <text:p>0.001</text:p>
          </table:table-cell>
          <table:table-cell table:formula="of:=[reversed.D14]/1000" office:value-type="float" office:value="0.001" calcext:value-type="float">
            <text:p>0.001</text:p>
          </table:table-cell>
          <table:table-cell table:formula="of:=[reversed.G14]/1000" office:value-type="float" office:value="0" calcext:value-type="float">
            <text:p>0</text:p>
          </table:table-cell>
          <table:table-cell/>
          <table:table-cell table:formula="of:=[reversed.P14]+[reversed.T14]" office:value-type="float" office:value="174" calcext:value-type="float">
            <text:p>174</text:p>
          </table:table-cell>
          <table:table-cell table:formula="of:=[reversed.R14]+[reversed.V14]" office:value-type="float" office:value="0" calcext:value-type="float">
            <text:p>0</text:p>
          </table:table-cell>
          <table:table-cell table:formula="of:=[reversed.Q14]+[reversed.U14]+[reversed.R14]+[reversed.V14]" office:value-type="float" office:value="1" calcext:value-type="float">
            <text:p>1</text:p>
          </table:table-cell>
        </table:table-row>
        <table:table-row table:style-name="ro1">
          <table:table-cell table:formula="of:=[reversed.B15]/1000" office:value-type="float" office:value="0.047" calcext:value-type="float">
            <text:p>0.047</text:p>
          </table:table-cell>
          <table:table-cell table:formula="of:=[reversed.M15]" office:value-type="float" office:value="0.989000022411346" calcext:value-type="float">
            <text:p>0.989000022411346</text:p>
          </table:table-cell>
          <table:table-cell table:formula="of:=[reversed.C15]" office:value-type="float" office:value="791359488" calcext:value-type="float">
            <text:p>791359488</text:p>
          </table:table-cell>
          <table:table-cell table:formula="of:=[reversed.N15]" office:value-type="float" office:value="0.39337682723999" calcext:value-type="float">
            <text:p>0.39337682723999</text:p>
          </table:table-cell>
          <table:table-cell table:formula="of:=[reversed.F15]/1000" office:value-type="float" office:value="0.001" calcext:value-type="float">
            <text:p>0.001</text:p>
          </table:table-cell>
          <table:table-cell table:formula="of:=[reversed.D15]/1000" office:value-type="float" office:value="0.002" calcext:value-type="float">
            <text:p>0.002</text:p>
          </table:table-cell>
          <table:table-cell table:formula="of:=[reversed.G15]/1000" office:value-type="float" office:value="0" calcext:value-type="float">
            <text:p>0</text:p>
          </table:table-cell>
          <table:table-cell/>
          <table:table-cell table:formula="of:=[reversed.P15]+[reversed.T15]" office:value-type="float" office:value="220" calcext:value-type="float">
            <text:p>220</text:p>
          </table:table-cell>
          <table:table-cell table:formula="of:=[reversed.R15]+[reversed.V15]" office:value-type="float" office:value="0" calcext:value-type="float">
            <text:p>0</text:p>
          </table:table-cell>
          <table:table-cell table:formula="of:=[reversed.Q15]+[reversed.U15]+[reversed.R15]+[reversed.V15]" office:value-type="float" office:value="10" calcext:value-type="float">
            <text:p>10</text:p>
          </table:table-cell>
        </table:table-row>
        <table:table-row table:style-name="ro1">
          <table:table-cell table:formula="of:=[reversed.B16]/1000" office:value-type="float" office:value="0.045" calcext:value-type="float">
            <text:p>0.045</text:p>
          </table:table-cell>
          <table:table-cell table:formula="of:=[reversed.M16]" office:value-type="float" office:value="0.988250017166138" calcext:value-type="float">
            <text:p>0.988250017166138</text:p>
          </table:table-cell>
          <table:table-cell table:formula="of:=[reversed.C16]" office:value-type="float" office:value="802308096" calcext:value-type="float">
            <text:p>802308096</text:p>
          </table:table-cell>
          <table:table-cell table:formula="of:=[reversed.N16]" office:value-type="float" office:value="0.394896030426025" calcext:value-type="float">
            <text:p>0.394896030426025</text:p>
          </table:table-cell>
          <table:table-cell table:formula="of:=[reversed.F16]/1000" office:value-type="float" office:value="0.002" calcext:value-type="float">
            <text:p>0.002</text:p>
          </table:table-cell>
          <table:table-cell table:formula="of:=[reversed.D16]/1000" office:value-type="float" office:value="0.003" calcext:value-type="float">
            <text:p>0.003</text:p>
          </table:table-cell>
          <table:table-cell table:formula="of:=[reversed.G16]/1000" office:value-type="float" office:value="0" calcext:value-type="float">
            <text:p>0</text:p>
          </table:table-cell>
          <table:table-cell/>
          <table:table-cell table:formula="of:=[reversed.P16]+[reversed.T16]" office:value-type="float" office:value="276" calcext:value-type="float">
            <text:p>276</text:p>
          </table:table-cell>
          <table:table-cell table:formula="of:=[reversed.R16]+[reversed.V16]" office:value-type="float" office:value="0" calcext:value-type="float">
            <text:p>0</text:p>
          </table:table-cell>
          <table:table-cell table:formula="of:=[reversed.Q16]+[reversed.U16]+[reversed.R16]+[reversed.V16]" office:value-type="float" office:value="13" calcext:value-type="float">
            <text:p>13</text:p>
          </table:table-cell>
        </table:table-row>
        <table:table-row table:style-name="ro1">
          <table:table-cell table:formula="of:=[reversed.B17]/1000" office:value-type="float" office:value="0.055" calcext:value-type="float">
            <text:p>0.055</text:p>
          </table:table-cell>
          <table:table-cell table:formula="of:=[reversed.M17]" office:value-type="float" office:value="0.988749980926514" calcext:value-type="float">
            <text:p>0.988749980926514</text:p>
          </table:table-cell>
          <table:table-cell table:formula="of:=[reversed.C17]" office:value-type="float" office:value="811196416" calcext:value-type="float">
            <text:p>811196416</text:p>
          </table:table-cell>
          <table:table-cell table:formula="of:=[reversed.N17]" office:value-type="float" office:value="0.398207902908325" calcext:value-type="float">
            <text:p>0.398207902908325</text:p>
          </table:table-cell>
          <table:table-cell table:formula="of:=[reversed.F17]/1000" office:value-type="float" office:value="0.002" calcext:value-type="float">
            <text:p>0.002</text:p>
          </table:table-cell>
          <table:table-cell table:formula="of:=[reversed.D17]/1000" office:value-type="float" office:value="0.003" calcext:value-type="float">
            <text:p>0.003</text:p>
          </table:table-cell>
          <table:table-cell table:formula="of:=[reversed.G17]/1000" office:value-type="float" office:value="0" calcext:value-type="float">
            <text:p>0</text:p>
          </table:table-cell>
          <table:table-cell/>
          <table:table-cell table:formula="of:=[reversed.P17]+[reversed.T17]" office:value-type="float" office:value="334" calcext:value-type="float">
            <text:p>334</text:p>
          </table:table-cell>
          <table:table-cell table:formula="of:=[reversed.R17]+[reversed.V17]" office:value-type="float" office:value="0" calcext:value-type="float">
            <text:p>0</text:p>
          </table:table-cell>
          <table:table-cell table:formula="of:=[reversed.Q17]+[reversed.U17]+[reversed.R17]+[reversed.V17]" office:value-type="float" office:value="18" calcext:value-type="float">
            <text:p>18</text:p>
          </table:table-cell>
        </table:table-row>
        <table:table-row table:style-name="ro1">
          <table:table-cell table:formula="of:=[reversed.B18]/1000" office:value-type="float" office:value="0.057" calcext:value-type="float">
            <text:p>0.057</text:p>
          </table:table-cell>
          <table:table-cell table:formula="of:=[reversed.M18]" office:value-type="float" office:value="0.987249970436096" calcext:value-type="float">
            <text:p>0.987249970436096</text:p>
          </table:table-cell>
          <table:table-cell table:formula="of:=[reversed.C18]" office:value-type="float" office:value="838557696" calcext:value-type="float">
            <text:p>838557696</text:p>
          </table:table-cell>
          <table:table-cell table:formula="of:=[reversed.N18]" office:value-type="float" office:value="0.40194445848465" calcext:value-type="float">
            <text:p>0.40194445848465</text:p>
          </table:table-cell>
          <table:table-cell table:formula="of:=[reversed.F18]/1000" office:value-type="float" office:value="0.004" calcext:value-type="float">
            <text:p>0.004</text:p>
          </table:table-cell>
          <table:table-cell table:formula="of:=[reversed.D18]/1000" office:value-type="float" office:value="0.003" calcext:value-type="float">
            <text:p>0.003</text:p>
          </table:table-cell>
          <table:table-cell table:formula="of:=[reversed.G18]/1000" office:value-type="float" office:value="0" calcext:value-type="float">
            <text:p>0</text:p>
          </table:table-cell>
          <table:table-cell/>
          <table:table-cell table:formula="of:=[reversed.P18]+[reversed.T18]" office:value-type="float" office:value="390" calcext:value-type="float">
            <text:p>390</text:p>
          </table:table-cell>
          <table:table-cell table:formula="of:=[reversed.R18]+[reversed.V18]" office:value-type="float" office:value="0" calcext:value-type="float">
            <text:p>0</text:p>
          </table:table-cell>
          <table:table-cell table:formula="of:=[reversed.Q18]+[reversed.U18]+[reversed.R18]+[reversed.V18]" office:value-type="float" office:value="60" calcext:value-type="float">
            <text:p>60</text:p>
          </table:table-cell>
        </table:table-row>
        <table:table-row table:style-name="ro1">
          <table:table-cell table:formula="of:=[reversed.B19]/1000" office:value-type="float" office:value="0.053" calcext:value-type="float">
            <text:p>0.053</text:p>
          </table:table-cell>
          <table:table-cell table:formula="of:=[reversed.M19]" office:value-type="float" office:value="0.98675000667572" calcext:value-type="float">
            <text:p>0.98675000667572</text:p>
          </table:table-cell>
          <table:table-cell table:formula="of:=[reversed.C19]" office:value-type="float" office:value="863494144" calcext:value-type="float">
            <text:p>863494144</text:p>
          </table:table-cell>
          <table:table-cell table:formula="of:=[reversed.N19]" office:value-type="float" office:value="0.405339509248733" calcext:value-type="float">
            <text:p>0.405339509248733</text:p>
          </table:table-cell>
          <table:table-cell table:formula="of:=[reversed.F19]/1000" office:value-type="float" office:value="0.007" calcext:value-type="float">
            <text:p>0.007</text:p>
          </table:table-cell>
          <table:table-cell table:formula="of:=[reversed.D19]/1000" office:value-type="float" office:value="0.004" calcext:value-type="float">
            <text:p>0.004</text:p>
          </table:table-cell>
          <table:table-cell table:formula="of:=[reversed.G19]/1000" office:value-type="float" office:value="0" calcext:value-type="float">
            <text:p>0</text:p>
          </table:table-cell>
          <table:table-cell/>
          <table:table-cell table:formula="of:=[reversed.P19]+[reversed.T19]" office:value-type="float" office:value="431" calcext:value-type="float">
            <text:p>431</text:p>
          </table:table-cell>
          <table:table-cell table:formula="of:=[reversed.R19]+[reversed.V19]" office:value-type="float" office:value="0" calcext:value-type="float">
            <text:p>0</text:p>
          </table:table-cell>
          <table:table-cell table:formula="of:=[reversed.Q19]+[reversed.U19]+[reversed.R19]+[reversed.V19]" office:value-type="float" office:value="114" calcext:value-type="float">
            <text:p>114</text:p>
          </table:table-cell>
        </table:table-row>
        <table:table-row table:style-name="ro1">
          <table:table-cell table:formula="of:=[reversed.B20]/1000" office:value-type="float" office:value="0.061" calcext:value-type="float">
            <text:p>0.061</text:p>
          </table:table-cell>
          <table:table-cell table:formula="of:=[reversed.M20]" office:value-type="float" office:value="0.986999988555908" calcext:value-type="float">
            <text:p>0.986999988555908</text:p>
          </table:table-cell>
          <table:table-cell table:formula="of:=[reversed.C20]" office:value-type="float" office:value="863649792" calcext:value-type="float">
            <text:p>863649792</text:p>
          </table:table-cell>
          <table:table-cell table:formula="of:=[reversed.N20]" office:value-type="float" office:value="0.405723601579666" calcext:value-type="float">
            <text:p>0.405723601579666</text:p>
          </table:table-cell>
          <table:table-cell table:formula="of:=[reversed.F20]/1000" office:value-type="float" office:value="0.005" calcext:value-type="float">
            <text:p>0.005</text:p>
          </table:table-cell>
          <table:table-cell table:formula="of:=[reversed.D20]/1000" office:value-type="float" office:value="0.004" calcext:value-type="float">
            <text:p>0.004</text:p>
          </table:table-cell>
          <table:table-cell table:formula="of:=[reversed.G20]/1000" office:value-type="float" office:value="0" calcext:value-type="float">
            <text:p>0</text:p>
          </table:table-cell>
          <table:table-cell/>
          <table:table-cell table:formula="of:=[reversed.P20]+[reversed.T20]" office:value-type="float" office:value="461" calcext:value-type="float">
            <text:p>461</text:p>
          </table:table-cell>
          <table:table-cell table:formula="of:=[reversed.R20]+[reversed.V20]" office:value-type="float" office:value="0" calcext:value-type="float">
            <text:p>0</text:p>
          </table:table-cell>
          <table:table-cell table:formula="of:=[reversed.Q20]+[reversed.U20]+[reversed.R20]+[reversed.V20]" office:value-type="float" office:value="235" calcext:value-type="float">
            <text:p>235</text:p>
          </table:table-cell>
        </table:table-row>
        <table:table-row table:style-name="ro1">
          <table:table-cell table:formula="of:=[reversed.B21]/1000" office:value-type="float" office:value="0.067" calcext:value-type="float">
            <text:p>0.067</text:p>
          </table:table-cell>
          <table:table-cell table:formula="of:=[reversed.M21]" office:value-type="float" office:value="0.986000001430512" calcext:value-type="float">
            <text:p>0.986000001430512</text:p>
          </table:table-cell>
          <table:table-cell table:formula="of:=[reversed.C21]" office:value-type="float" office:value="833150976" calcext:value-type="float">
            <text:p>833150976</text:p>
          </table:table-cell>
          <table:table-cell table:formula="of:=[reversed.N21]" office:value-type="float" office:value="0.402474343776703" calcext:value-type="float">
            <text:p>0.402474343776703</text:p>
          </table:table-cell>
          <table:table-cell table:formula="of:=[reversed.F21]/1000" office:value-type="float" office:value="0.007" calcext:value-type="float">
            <text:p>0.007</text:p>
          </table:table-cell>
          <table:table-cell table:formula="of:=[reversed.D21]/1000" office:value-type="float" office:value="0.004" calcext:value-type="float">
            <text:p>0.004</text:p>
          </table:table-cell>
          <table:table-cell table:formula="of:=[reversed.G21]/1000" office:value-type="float" office:value="0" calcext:value-type="float">
            <text:p>0</text:p>
          </table:table-cell>
          <table:table-cell/>
          <table:table-cell table:formula="of:=[reversed.P21]+[reversed.T21]" office:value-type="float" office:value="494" calcext:value-type="float">
            <text:p>494</text:p>
          </table:table-cell>
          <table:table-cell table:formula="of:=[reversed.R21]+[reversed.V21]" office:value-type="float" office:value="0" calcext:value-type="float">
            <text:p>0</text:p>
          </table:table-cell>
          <table:table-cell table:formula="of:=[reversed.Q21]+[reversed.U21]+[reversed.R21]+[reversed.V21]" office:value-type="float" office:value="476" calcext:value-type="float">
            <text:p>476</text:p>
          </table:table-cell>
        </table:table-row>
        <table:table-row table:style-name="ro1">
          <table:table-cell table:formula="of:=[reversed.B22]/1000" office:value-type="float" office:value="0.052" calcext:value-type="float">
            <text:p>0.052</text:p>
          </table:table-cell>
          <table:table-cell table:formula="of:=[reversed.M22]" office:value-type="float" office:value="0.985499978065491" calcext:value-type="float">
            <text:p>0.985499978065491</text:p>
          </table:table-cell>
          <table:table-cell table:formula="of:=[reversed.C22]" office:value-type="float" office:value="761008128" calcext:value-type="float">
            <text:p>761008128</text:p>
          </table:table-cell>
          <table:table-cell table:formula="of:=[reversed.N22]" office:value-type="float" office:value="0.396335452795029" calcext:value-type="float">
            <text:p>0.396335452795029</text:p>
          </table:table-cell>
          <table:table-cell table:formula="of:=[reversed.F22]/1000" office:value-type="float" office:value="0.009" calcext:value-type="float">
            <text:p>0.009</text:p>
          </table:table-cell>
          <table:table-cell table:formula="of:=[reversed.D22]/1000" office:value-type="float" office:value="0.004" calcext:value-type="float">
            <text:p>0.004</text:p>
          </table:table-cell>
          <table:table-cell table:formula="of:=[reversed.G22]/1000" office:value-type="float" office:value="0" calcext:value-type="float">
            <text:p>0</text:p>
          </table:table-cell>
          <table:table-cell/>
          <table:table-cell table:formula="of:=[reversed.P22]+[reversed.T22]" office:value-type="float" office:value="512" calcext:value-type="float">
            <text:p>512</text:p>
          </table:table-cell>
          <table:table-cell table:formula="of:=[reversed.R22]+[reversed.V22]" office:value-type="float" office:value="0" calcext:value-type="float">
            <text:p>0</text:p>
          </table:table-cell>
          <table:table-cell table:formula="of:=[reversed.Q22]+[reversed.U22]+[reversed.R22]+[reversed.V22]" office:value-type="float" office:value="740" calcext:value-type="float">
            <text:p>740</text:p>
          </table:table-cell>
        </table:table-row>
        <table:table-row table:style-name="ro1">
          <table:table-cell table:formula="of:=[reversed.B23]/1000" office:value-type="float" office:value="0.056" calcext:value-type="float">
            <text:p>0.056</text:p>
          </table:table-cell>
          <table:table-cell table:formula="of:=[reversed.M23]" office:value-type="float" office:value="0.986249983310699" calcext:value-type="float">
            <text:p>0.986249983310699</text:p>
          </table:table-cell>
          <table:table-cell table:formula="of:=[reversed.C23]" office:value-type="float" office:value="702033920" calcext:value-type="float">
            <text:p>702033920</text:p>
          </table:table-cell>
          <table:table-cell table:formula="of:=[reversed.N23]" office:value-type="float" office:value="0.393487423658371" calcext:value-type="float">
            <text:p>0.393487423658371</text:p>
          </table:table-cell>
          <table:table-cell table:formula="of:=[reversed.F23]/1000" office:value-type="float" office:value="0.009" calcext:value-type="float">
            <text:p>0.009</text:p>
          </table:table-cell>
          <table:table-cell table:formula="of:=[reversed.D23]/1000" office:value-type="float" office:value="0.004" calcext:value-type="float">
            <text:p>0.004</text:p>
          </table:table-cell>
          <table:table-cell table:formula="of:=[reversed.G23]/1000" office:value-type="float" office:value="0" calcext:value-type="float">
            <text:p>0</text:p>
          </table:table-cell>
          <table:table-cell/>
          <table:table-cell table:formula="of:=[reversed.P23]+[reversed.T23]" office:value-type="float" office:value="520" calcext:value-type="float">
            <text:p>520</text:p>
          </table:table-cell>
          <table:table-cell table:formula="of:=[reversed.R23]+[reversed.V23]" office:value-type="float" office:value="0" calcext:value-type="float">
            <text:p>0</text:p>
          </table:table-cell>
          <table:table-cell table:formula="of:=[reversed.Q23]+[reversed.U23]+[reversed.R23]+[reversed.V23]" office:value-type="float" office:value="1137" calcext:value-type="float">
            <text:p>1137</text:p>
          </table:table-cell>
        </table:table-row>
        <table:table-row table:style-name="ro1">
          <table:table-cell table:formula="of:=[reversed.B24]/1000" office:value-type="float" office:value="0.062" calcext:value-type="float">
            <text:p>0.062</text:p>
          </table:table-cell>
          <table:table-cell table:formula="of:=[reversed.M24]" office:value-type="float" office:value="0.985000014305115" calcext:value-type="float">
            <text:p>0.985000014305115</text:p>
          </table:table-cell>
          <table:table-cell table:formula="of:=[reversed.C24]" office:value-type="float" office:value="639057920" calcext:value-type="float">
            <text:p>639057920</text:p>
          </table:table-cell>
          <table:table-cell table:formula="of:=[reversed.N24]" office:value-type="float" office:value="0.383538573980331" calcext:value-type="float">
            <text:p>0.383538573980331</text:p>
          </table:table-cell>
          <table:table-cell table:formula="of:=[reversed.F24]/1000" office:value-type="float" office:value="0.012" calcext:value-type="float">
            <text:p>0.012</text:p>
          </table:table-cell>
          <table:table-cell table:formula="of:=[reversed.D24]/1000" office:value-type="float" office:value="0.004" calcext:value-type="float">
            <text:p>0.004</text:p>
          </table:table-cell>
          <table:table-cell table:formula="of:=[reversed.G24]/1000" office:value-type="float" office:value="0" calcext:value-type="float">
            <text:p>0</text:p>
          </table:table-cell>
          <table:table-cell/>
          <table:table-cell table:formula="of:=[reversed.P24]+[reversed.T24]" office:value-type="float" office:value="539" calcext:value-type="float">
            <text:p>539</text:p>
          </table:table-cell>
          <table:table-cell table:formula="of:=[reversed.R24]+[reversed.V24]" office:value-type="float" office:value="0" calcext:value-type="float">
            <text:p>0</text:p>
          </table:table-cell>
          <table:table-cell table:formula="of:=[reversed.Q24]+[reversed.U24]+[reversed.R24]+[reversed.V24]" office:value-type="float" office:value="1813" calcext:value-type="float">
            <text:p>1813</text:p>
          </table:table-cell>
        </table:table-row>
        <table:table-row table:style-name="ro1">
          <table:table-cell table:formula="of:=[reversed.B25]/1000" office:value-type="float" office:value="0.048" calcext:value-type="float">
            <text:p>0.048</text:p>
          </table:table-cell>
          <table:table-cell table:formula="of:=[reversed.M25]" office:value-type="float" office:value="0.984250009059906" calcext:value-type="float">
            <text:p>0.984250009059906</text:p>
          </table:table-cell>
          <table:table-cell table:formula="of:=[reversed.C25]" office:value-type="float" office:value="588996608" calcext:value-type="float">
            <text:p>588996608</text:p>
          </table:table-cell>
          <table:table-cell table:formula="of:=[reversed.N25]" office:value-type="float" office:value="0.37978196144104" calcext:value-type="float">
            <text:p>0.37978196144104</text:p>
          </table:table-cell>
          <table:table-cell table:formula="of:=[reversed.F25]/1000" office:value-type="float" office:value="0.011" calcext:value-type="float">
            <text:p>0.011</text:p>
          </table:table-cell>
          <table:table-cell table:formula="of:=[reversed.D25]/1000" office:value-type="float" office:value="0.004" calcext:value-type="float">
            <text:p>0.004</text:p>
          </table:table-cell>
          <table:table-cell table:formula="of:=[reversed.G25]/1000" office:value-type="float" office:value="0" calcext:value-type="float">
            <text:p>0</text:p>
          </table:table-cell>
          <table:table-cell/>
          <table:table-cell table:formula="of:=[reversed.P25]+[reversed.T25]" office:value-type="float" office:value="555" calcext:value-type="float">
            <text:p>555</text:p>
          </table:table-cell>
          <table:table-cell table:formula="of:=[reversed.R25]+[reversed.V25]" office:value-type="float" office:value="0" calcext:value-type="float">
            <text:p>0</text:p>
          </table:table-cell>
          <table:table-cell table:formula="of:=[reversed.Q25]+[reversed.U25]+[reversed.R25]+[reversed.V25]" office:value-type="float" office:value="2502" calcext:value-type="float">
            <text:p>2502</text:p>
          </table:table-cell>
        </table:table-row>
        <table:table-row table:style-name="ro1">
          <table:table-cell table:formula="of:=[reversed.B26]/1000" office:value-type="float" office:value="0.048" calcext:value-type="float">
            <text:p>0.048</text:p>
          </table:table-cell>
          <table:table-cell table:formula="of:=[reversed.M26]" office:value-type="float" office:value="0.984250009059906" calcext:value-type="float">
            <text:p>0.984250009059906</text:p>
          </table:table-cell>
          <table:table-cell table:formula="of:=[reversed.C26]" office:value-type="float" office:value="584441856" calcext:value-type="float">
            <text:p>584441856</text:p>
          </table:table-cell>
          <table:table-cell table:formula="of:=[reversed.N26]" office:value-type="float" office:value="0.379651308059692" calcext:value-type="float">
            <text:p>0.379651308059692</text:p>
          </table:table-cell>
          <table:table-cell table:formula="of:=[reversed.F26]/1000" office:value-type="float" office:value="0.01" calcext:value-type="float">
            <text:p>0.01</text:p>
          </table:table-cell>
          <table:table-cell table:formula="of:=[reversed.D26]/1000" office:value-type="float" office:value="0.004" calcext:value-type="float">
            <text:p>0.004</text:p>
          </table:table-cell>
          <table:table-cell table:formula="of:=[reversed.G26]/1000" office:value-type="float" office:value="0" calcext:value-type="float">
            <text:p>0</text:p>
          </table:table-cell>
          <table:table-cell/>
          <table:table-cell table:formula="of:=[reversed.P26]+[reversed.T26]" office:value-type="float" office:value="566" calcext:value-type="float">
            <text:p>566</text:p>
          </table:table-cell>
          <table:table-cell table:formula="of:=[reversed.R26]+[reversed.V26]" office:value-type="float" office:value="0" calcext:value-type="float">
            <text:p>0</text:p>
          </table:table-cell>
          <table:table-cell table:formula="of:=[reversed.Q26]+[reversed.U26]+[reversed.R26]+[reversed.V26]" office:value-type="float" office:value="3329" calcext:value-type="float">
            <text:p>3329</text:p>
          </table:table-cell>
        </table:table-row>
        <table:table-row table:style-name="ro1">
          <table:table-cell table:formula="of:=[reversed.B27]/1000" office:value-type="float" office:value="0.052" calcext:value-type="float">
            <text:p>0.052</text:p>
          </table:table-cell>
          <table:table-cell table:formula="of:=[reversed.M27]" office:value-type="float" office:value="0.984250009059906" calcext:value-type="float">
            <text:p>0.984250009059906</text:p>
          </table:table-cell>
          <table:table-cell table:formula="of:=[reversed.C27]" office:value-type="float" office:value="546484224" calcext:value-type="float">
            <text:p>546484224</text:p>
          </table:table-cell>
          <table:table-cell table:formula="of:=[reversed.N27]" office:value-type="float" office:value="0.376150101423264" calcext:value-type="float">
            <text:p>0.376150101423264</text:p>
          </table:table-cell>
          <table:table-cell table:formula="of:=[reversed.F27]/1000" office:value-type="float" office:value="0.012" calcext:value-type="float">
            <text:p>0.012</text:p>
          </table:table-cell>
          <table:table-cell table:formula="of:=[reversed.D27]/1000" office:value-type="float" office:value="0.004" calcext:value-type="float">
            <text:p>0.004</text:p>
          </table:table-cell>
          <table:table-cell table:formula="of:=[reversed.G27]/1000" office:value-type="float" office:value="0" calcext:value-type="float">
            <text:p>0</text:p>
          </table:table-cell>
          <table:table-cell/>
          <table:table-cell table:formula="of:=[reversed.P27]+[reversed.T27]" office:value-type="float" office:value="569" calcext:value-type="float">
            <text:p>569</text:p>
          </table:table-cell>
          <table:table-cell table:formula="of:=[reversed.R27]+[reversed.V27]" office:value-type="float" office:value="0" calcext:value-type="float">
            <text:p>0</text:p>
          </table:table-cell>
          <table:table-cell table:formula="of:=[reversed.Q27]+[reversed.U27]+[reversed.R27]+[reversed.V27]" office:value-type="float" office:value="4454" calcext:value-type="float">
            <text:p>4454</text:p>
          </table:table-cell>
        </table:table-row>
        <table:table-row table:style-name="ro1">
          <table:table-cell table:formula="of:=[reversed.B28]/1000" office:value-type="float" office:value="0.052" calcext:value-type="float">
            <text:p>0.052</text:p>
          </table:table-cell>
          <table:table-cell table:formula="of:=[reversed.M28]" office:value-type="float" office:value="0.983749985694885" calcext:value-type="float">
            <text:p>0.983749985694885</text:p>
          </table:table-cell>
          <table:table-cell table:formula="of:=[reversed.C28]" office:value-type="float" office:value="525926400" calcext:value-type="float">
            <text:p>525926400</text:p>
          </table:table-cell>
          <table:table-cell table:formula="of:=[reversed.N28]" office:value-type="float" office:value="0.374290376901627" calcext:value-type="float">
            <text:p>0.374290376901627</text:p>
          </table:table-cell>
          <table:table-cell table:formula="of:=[reversed.F28]/1000" office:value-type="float" office:value="0.013" calcext:value-type="float">
            <text:p>0.013</text:p>
          </table:table-cell>
          <table:table-cell table:formula="of:=[reversed.D28]/1000" office:value-type="float" office:value="0.004" calcext:value-type="float">
            <text:p>0.004</text:p>
          </table:table-cell>
          <table:table-cell table:formula="of:=[reversed.G28]/1000" office:value-type="float" office:value="0" calcext:value-type="float">
            <text:p>0</text:p>
          </table:table-cell>
          <table:table-cell/>
          <table:table-cell table:formula="of:=[reversed.P28]+[reversed.T28]" office:value-type="float" office:value="571" calcext:value-type="float">
            <text:p>571</text:p>
          </table:table-cell>
          <table:table-cell table:formula="of:=[reversed.R28]+[reversed.V28]" office:value-type="float" office:value="0" calcext:value-type="float">
            <text:p>0</text:p>
          </table:table-cell>
          <table:table-cell table:formula="of:=[reversed.Q28]+[reversed.U28]+[reversed.R28]+[reversed.V28]" office:value-type="float" office:value="5577" calcext:value-type="float">
            <text:p>5577</text:p>
          </table:table-cell>
        </table:table-row>
        <table:table-row table:style-name="ro1">
          <table:table-cell table:formula="of:=[reversed.B29]/1000" office:value-type="float" office:value="0.05" calcext:value-type="float">
            <text:p>0.05</text:p>
          </table:table-cell>
          <table:table-cell table:formula="of:=[reversed.M29]" office:value-type="float" office:value="0.983250021934509" calcext:value-type="float">
            <text:p>0.983250021934509</text:p>
          </table:table-cell>
          <table:table-cell table:formula="of:=[reversed.C29]" office:value-type="float" office:value="510582784" calcext:value-type="float">
            <text:p>510582784</text:p>
          </table:table-cell>
          <table:table-cell table:formula="of:=[reversed.N29]" office:value-type="float" office:value="0.374087810516357" calcext:value-type="float">
            <text:p>0.374087810516357</text:p>
          </table:table-cell>
          <table:table-cell table:formula="of:=[reversed.F29]/1000" office:value-type="float" office:value="0.013" calcext:value-type="float">
            <text:p>0.013</text:p>
          </table:table-cell>
          <table:table-cell table:formula="of:=[reversed.D29]/1000" office:value-type="float" office:value="0.004" calcext:value-type="float">
            <text:p>0.004</text:p>
          </table:table-cell>
          <table:table-cell table:formula="of:=[reversed.G29]/1000" office:value-type="float" office:value="0" calcext:value-type="float">
            <text:p>0</text:p>
          </table:table-cell>
          <table:table-cell/>
          <table:table-cell table:formula="of:=[reversed.P29]+[reversed.T29]" office:value-type="float" office:value="571" calcext:value-type="float">
            <text:p>571</text:p>
          </table:table-cell>
          <table:table-cell table:formula="of:=[reversed.R29]+[reversed.V29]" office:value-type="float" office:value="0" calcext:value-type="float">
            <text:p>0</text:p>
          </table:table-cell>
          <table:table-cell table:formula="of:=[reversed.Q29]+[reversed.U29]+[reversed.R29]+[reversed.V29]" office:value-type="float" office:value="6836" calcext:value-type="float">
            <text:p>6836</text:p>
          </table:table-cell>
        </table:table-row>
        <table:table-row table:style-name="ro1">
          <table:table-cell table:formula="of:=[reversed.B30]/1000" office:value-type="float" office:value="0.049" calcext:value-type="float">
            <text:p>0.049</text:p>
          </table:table-cell>
          <table:table-cell table:formula="of:=[reversed.M30]" office:value-type="float" office:value="0.982999980449676" calcext:value-type="float">
            <text:p>0.982999980449676</text:p>
          </table:table-cell>
          <table:table-cell table:formula="of:=[reversed.C30]" office:value-type="float" office:value="506687488" calcext:value-type="float">
            <text:p>506687488</text:p>
          </table:table-cell>
          <table:table-cell table:formula="of:=[reversed.N30]" office:value-type="float" office:value="0.374797254800796" calcext:value-type="float">
            <text:p>0.374797254800796</text:p>
          </table:table-cell>
          <table:table-cell table:formula="of:=[reversed.F30]/1000" office:value-type="float" office:value="0.014" calcext:value-type="float">
            <text:p>0.014</text:p>
          </table:table-cell>
          <table:table-cell table:formula="of:=[reversed.D30]/1000" office:value-type="float" office:value="0.004" calcext:value-type="float">
            <text:p>0.004</text:p>
          </table:table-cell>
          <table:table-cell table:formula="of:=[reversed.G30]/1000" office:value-type="float" office:value="0" calcext:value-type="float">
            <text:p>0</text:p>
          </table:table-cell>
          <table:table-cell/>
          <table:table-cell table:formula="of:=[reversed.P30]+[reversed.T30]" office:value-type="float" office:value="571" calcext:value-type="float">
            <text:p>571</text:p>
          </table:table-cell>
          <table:table-cell table:formula="of:=[reversed.R30]+[reversed.V30]" office:value-type="float" office:value="0" calcext:value-type="float">
            <text:p>0</text:p>
          </table:table-cell>
          <table:table-cell table:formula="of:=[reversed.Q30]+[reversed.U30]+[reversed.R30]+[reversed.V30]" office:value-type="float" office:value="8346" calcext:value-type="float">
            <text:p>8346</text:p>
          </table:table-cell>
        </table:table-row>
        <table:table-row table:style-name="ro1">
          <table:table-cell table:formula="of:=[reversed.B31]/1000" office:value-type="float" office:value="0.048" calcext:value-type="float">
            <text:p>0.048</text:p>
          </table:table-cell>
          <table:table-cell table:formula="of:=[reversed.M31]" office:value-type="float" office:value="0.9825000166893" calcext:value-type="float">
            <text:p>0.9825000166893</text:p>
          </table:table-cell>
          <table:table-cell table:formula="of:=[reversed.C31]" office:value-type="float" office:value="514965504" calcext:value-type="float">
            <text:p>514965504</text:p>
          </table:table-cell>
          <table:table-cell table:formula="of:=[reversed.N31]" office:value-type="float" office:value="0.375380456447601" calcext:value-type="float">
            <text:p>0.375380456447601</text:p>
          </table:table-cell>
          <table:table-cell table:formula="of:=[reversed.F31]/1000" office:value-type="float" office:value="0.015" calcext:value-type="float">
            <text:p>0.015</text:p>
          </table:table-cell>
          <table:table-cell table:formula="of:=[reversed.D31]/1000" office:value-type="float" office:value="0.004" calcext:value-type="float">
            <text:p>0.004</text:p>
          </table:table-cell>
          <table:table-cell table:formula="of:=[reversed.G31]/1000" office:value-type="float" office:value="0" calcext:value-type="float">
            <text:p>0</text:p>
          </table:table-cell>
          <table:table-cell/>
          <table:table-cell table:formula="of:=[reversed.P31]+[reversed.T31]" office:value-type="float" office:value="571" calcext:value-type="float">
            <text:p>571</text:p>
          </table:table-cell>
          <table:table-cell table:formula="of:=[reversed.R31]+[reversed.V31]" office:value-type="float" office:value="0" calcext:value-type="float">
            <text:p>0</text:p>
          </table:table-cell>
          <table:table-cell table:formula="of:=[reversed.Q31]+[reversed.U31]+[reversed.R31]+[reversed.V31]" office:value-type="float" office:value="9866" calcext:value-type="float">
            <text:p>9866</text:p>
          </table:table-cell>
        </table:table-row>
        <table:table-row table:style-name="ro1">
          <table:table-cell table:formula="of:=[reversed.B32]/1000" office:value-type="float" office:value="0.046" calcext:value-type="float">
            <text:p>0.046</text:p>
          </table:table-cell>
          <table:table-cell table:formula="of:=[reversed.M32]" office:value-type="float" office:value="0.982749998569488" calcext:value-type="float">
            <text:p>0.982749998569488</text:p>
          </table:table-cell>
          <table:table-cell table:formula="of:=[reversed.C32]" office:value-type="float" office:value="528633856" calcext:value-type="float">
            <text:p>528633856</text:p>
          </table:table-cell>
          <table:table-cell table:formula="of:=[reversed.N32]" office:value-type="float" office:value="0.379603862762451" calcext:value-type="float">
            <text:p>0.379603862762451</text:p>
          </table:table-cell>
          <table:table-cell table:formula="of:=[reversed.F32]/1000" office:value-type="float" office:value="0.017" calcext:value-type="float">
            <text:p>0.017</text:p>
          </table:table-cell>
          <table:table-cell table:formula="of:=[reversed.D32]/1000" office:value-type="float" office:value="0.004" calcext:value-type="float">
            <text:p>0.004</text:p>
          </table:table-cell>
          <table:table-cell table:formula="of:=[reversed.G32]/1000" office:value-type="float" office:value="0" calcext:value-type="float">
            <text:p>0</text:p>
          </table:table-cell>
          <table:table-cell/>
          <table:table-cell table:formula="of:=[reversed.P32]+[reversed.T32]" office:value-type="float" office:value="571" calcext:value-type="float">
            <text:p>571</text:p>
          </table:table-cell>
          <table:table-cell table:formula="of:=[reversed.R32]+[reversed.V32]" office:value-type="float" office:value="0" calcext:value-type="float">
            <text:p>0</text:p>
          </table:table-cell>
          <table:table-cell table:formula="of:=[reversed.Q32]+[reversed.U32]+[reversed.R32]+[reversed.V32]" office:value-type="float" office:value="11534" calcext:value-type="float">
            <text:p>11534</text:p>
          </table:table-cell>
        </table:table-row>
        <table:table-row table:style-name="ro1">
          <table:table-cell table:formula="of:=[reversed.B33]/1000" office:value-type="float" office:value="0.046" calcext:value-type="float">
            <text:p>0.046</text:p>
          </table:table-cell>
          <table:table-cell table:formula="of:=[reversed.M33]" office:value-type="float" office:value="0.981500029563904" calcext:value-type="float">
            <text:p>0.981500029563904</text:p>
          </table:table-cell>
          <table:table-cell table:formula="of:=[reversed.C33]" office:value-type="float" office:value="511627264" calcext:value-type="float">
            <text:p>511627264</text:p>
          </table:table-cell>
          <table:table-cell table:formula="of:=[reversed.N33]" office:value-type="float" office:value="0.392945289611816" calcext:value-type="float">
            <text:p>0.392945289611816</text:p>
          </table:table-cell>
          <table:table-cell table:formula="of:=[reversed.F33]/1000" office:value-type="float" office:value="0.02" calcext:value-type="float">
            <text:p>0.02</text:p>
          </table:table-cell>
          <table:table-cell table:formula="of:=[reversed.D33]/1000" office:value-type="float" office:value="0.004" calcext:value-type="float">
            <text:p>0.004</text:p>
          </table:table-cell>
          <table:table-cell table:formula="of:=[reversed.G33]/1000" office:value-type="float" office:value="0" calcext:value-type="float">
            <text:p>0</text:p>
          </table:table-cell>
          <table:table-cell/>
          <table:table-cell table:formula="of:=[reversed.P33]+[reversed.T33]" office:value-type="float" office:value="571" calcext:value-type="float">
            <text:p>571</text:p>
          </table:table-cell>
          <table:table-cell table:formula="of:=[reversed.R33]+[reversed.V33]" office:value-type="float" office:value="0" calcext:value-type="float">
            <text:p>0</text:p>
          </table:table-cell>
          <table:table-cell table:formula="of:=[reversed.Q33]+[reversed.U33]+[reversed.R33]+[reversed.V33]" office:value-type="float" office:value="13414" calcext:value-type="float">
            <text:p>13414</text:p>
          </table:table-cell>
        </table:table-row>
        <table:table-row table:style-name="ro1">
          <table:table-cell table:formula="of:=[reversed.B34]/1000" office:value-type="float" office:value="0.046" calcext:value-type="float">
            <text:p>0.046</text:p>
          </table:table-cell>
          <table:table-cell table:formula="of:=[reversed.M34]" office:value-type="float" office:value="0.981249988079071" calcext:value-type="float">
            <text:p>0.981249988079071</text:p>
          </table:table-cell>
          <table:table-cell table:formula="of:=[reversed.C34]" office:value-type="float" office:value="512729088" calcext:value-type="float">
            <text:p>512729088</text:p>
          </table:table-cell>
          <table:table-cell table:formula="of:=[reversed.N34]" office:value-type="float" office:value="0.392009824514389" calcext:value-type="float">
            <text:p>0.392009824514389</text:p>
          </table:table-cell>
          <table:table-cell table:formula="of:=[reversed.F34]/1000" office:value-type="float" office:value="0.022" calcext:value-type="float">
            <text:p>0.022</text:p>
          </table:table-cell>
          <table:table-cell table:formula="of:=[reversed.D34]/1000" office:value-type="float" office:value="0.004" calcext:value-type="float">
            <text:p>0.004</text:p>
          </table:table-cell>
          <table:table-cell table:formula="of:=[reversed.G34]/1000" office:value-type="float" office:value="0" calcext:value-type="float">
            <text:p>0</text:p>
          </table:table-cell>
          <table:table-cell/>
          <table:table-cell table:formula="of:=[reversed.P34]+[reversed.T34]" office:value-type="float" office:value="571" calcext:value-type="float">
            <text:p>571</text:p>
          </table:table-cell>
          <table:table-cell table:formula="of:=[reversed.R34]+[reversed.V34]" office:value-type="float" office:value="0" calcext:value-type="float">
            <text:p>0</text:p>
          </table:table-cell>
          <table:table-cell table:formula="of:=[reversed.Q34]+[reversed.U34]+[reversed.R34]+[reversed.V34]" office:value-type="float" office:value="15341" calcext:value-type="float">
            <text:p>15341</text:p>
          </table:table-cell>
        </table:table-row>
        <table:table-row table:style-name="ro1">
          <table:table-cell table:formula="of:=[reversed.B35]/1000" office:value-type="float" office:value="0.04" calcext:value-type="float">
            <text:p>0.04</text:p>
          </table:table-cell>
          <table:table-cell table:formula="of:=[reversed.M35]" office:value-type="float" office:value="0.981249988079071" calcext:value-type="float">
            <text:p>0.981249988079071</text:p>
          </table:table-cell>
          <table:table-cell table:formula="of:=[reversed.C35]" office:value-type="float" office:value="483713024" calcext:value-type="float">
            <text:p>483713024</text:p>
          </table:table-cell>
          <table:table-cell table:formula="of:=[reversed.N35]" office:value-type="float" office:value="0.387930750846863" calcext:value-type="float">
            <text:p>0.387930750846863</text:p>
          </table:table-cell>
          <table:table-cell table:formula="of:=[reversed.F35]/1000" office:value-type="float" office:value="0.017" calcext:value-type="float">
            <text:p>0.017</text:p>
          </table:table-cell>
          <table:table-cell table:formula="of:=[reversed.D35]/1000" office:value-type="float" office:value="0.004" calcext:value-type="float">
            <text:p>0.004</text:p>
          </table:table-cell>
          <table:table-cell table:formula="of:=[reversed.G35]/1000" office:value-type="float" office:value="0" calcext:value-type="float">
            <text:p>0</text:p>
          </table:table-cell>
          <table:table-cell/>
          <table:table-cell table:formula="of:=[reversed.P35]+[reversed.T35]" office:value-type="float" office:value="571" calcext:value-type="float">
            <text:p>571</text:p>
          </table:table-cell>
          <table:table-cell table:formula="of:=[reversed.R35]+[reversed.V35]" office:value-type="float" office:value="0" calcext:value-type="float">
            <text:p>0</text:p>
          </table:table-cell>
          <table:table-cell table:formula="of:=[reversed.Q35]+[reversed.U35]+[reversed.R35]+[reversed.V35]" office:value-type="float" office:value="17356" calcext:value-type="float">
            <text:p>17356</text:p>
          </table:table-cell>
        </table:table-row>
        <table:table-row table:style-name="ro1">
          <table:table-cell table:formula="of:=[reversed.B36]/1000" office:value-type="float" office:value="0.04" calcext:value-type="float">
            <text:p>0.04</text:p>
          </table:table-cell>
          <table:table-cell table:formula="of:=[reversed.M36]" office:value-type="float" office:value="0.981249988079071" calcext:value-type="float">
            <text:p>0.981249988079071</text:p>
          </table:table-cell>
          <table:table-cell table:formula="of:=[reversed.C36]" office:value-type="float" office:value="490156032" calcext:value-type="float">
            <text:p>490156032</text:p>
          </table:table-cell>
          <table:table-cell table:formula="of:=[reversed.N36]" office:value-type="float" office:value="0.389695554971695" calcext:value-type="float">
            <text:p>0.389695554971695</text:p>
          </table:table-cell>
          <table:table-cell table:formula="of:=[reversed.F36]/1000" office:value-type="float" office:value="0.02" calcext:value-type="float">
            <text:p>0.02</text:p>
          </table:table-cell>
          <table:table-cell table:formula="of:=[reversed.D36]/1000" office:value-type="float" office:value="0.004" calcext:value-type="float">
            <text:p>0.004</text:p>
          </table:table-cell>
          <table:table-cell table:formula="of:=[reversed.G36]/1000" office:value-type="float" office:value="0" calcext:value-type="float">
            <text:p>0</text:p>
          </table:table-cell>
          <table:table-cell/>
          <table:table-cell table:formula="of:=[reversed.P36]+[reversed.T36]" office:value-type="float" office:value="571" calcext:value-type="float">
            <text:p>571</text:p>
          </table:table-cell>
          <table:table-cell table:formula="of:=[reversed.R36]+[reversed.V36]" office:value-type="float" office:value="0" calcext:value-type="float">
            <text:p>0</text:p>
          </table:table-cell>
          <table:table-cell table:formula="of:=[reversed.Q36]+[reversed.U36]+[reversed.R36]+[reversed.V36]" office:value-type="float" office:value="19646" calcext:value-type="float">
            <text:p>19646</text:p>
          </table:table-cell>
        </table:table-row>
        <table:table-row table:style-name="ro1">
          <table:table-cell table:formula="of:=[reversed.B37]/1000" office:value-type="float" office:value="0.05" calcext:value-type="float">
            <text:p>0.05</text:p>
          </table:table-cell>
          <table:table-cell table:formula="of:=[reversed.M37]" office:value-type="float" office:value="0.981249988079071" calcext:value-type="float">
            <text:p>0.981249988079071</text:p>
          </table:table-cell>
          <table:table-cell table:formula="of:=[reversed.C37]" office:value-type="float" office:value="490057728" calcext:value-type="float">
            <text:p>490057728</text:p>
          </table:table-cell>
          <table:table-cell table:formula="of:=[reversed.N37]" office:value-type="float" office:value="0.387387663125992" calcext:value-type="float">
            <text:p>0.387387663125992</text:p>
          </table:table-cell>
          <table:table-cell table:formula="of:=[reversed.F37]/1000" office:value-type="float" office:value="0.024" calcext:value-type="float">
            <text:p>0.024</text:p>
          </table:table-cell>
          <table:table-cell table:formula="of:=[reversed.D37]/1000" office:value-type="float" office:value="0.004" calcext:value-type="float">
            <text:p>0.004</text:p>
          </table:table-cell>
          <table:table-cell table:formula="of:=[reversed.G37]/1000" office:value-type="float" office:value="0" calcext:value-type="float">
            <text:p>0</text:p>
          </table:table-cell>
          <table:table-cell/>
          <table:table-cell table:formula="of:=[reversed.P37]+[reversed.T37]" office:value-type="float" office:value="571" calcext:value-type="float">
            <text:p>571</text:p>
          </table:table-cell>
          <table:table-cell table:formula="of:=[reversed.R37]+[reversed.V37]" office:value-type="float" office:value="0" calcext:value-type="float">
            <text:p>0</text:p>
          </table:table-cell>
          <table:table-cell table:formula="of:=[reversed.Q37]+[reversed.U37]+[reversed.R37]+[reversed.V37]" office:value-type="float" office:value="21965" calcext:value-type="float">
            <text:p>21965</text:p>
          </table:table-cell>
        </table:table-row>
        <table:table-row table:style-name="ro1">
          <table:table-cell table:formula="of:=[reversed.B38]/1000" office:value-type="float" office:value="0.041" calcext:value-type="float">
            <text:p>0.041</text:p>
          </table:table-cell>
          <table:table-cell table:formula="of:=[reversed.M38]" office:value-type="float" office:value="0.980750024318695" calcext:value-type="float">
            <text:p>0.980750024318695</text:p>
          </table:table-cell>
          <table:table-cell table:formula="of:=[reversed.C38]" office:value-type="float" office:value="447725568" calcext:value-type="float">
            <text:p>447725568</text:p>
          </table:table-cell>
          <table:table-cell table:formula="of:=[reversed.N38]" office:value-type="float" office:value="0.381548225879669" calcext:value-type="float">
            <text:p>0.381548225879669</text:p>
          </table:table-cell>
          <table:table-cell table:formula="of:=[reversed.F38]/1000" office:value-type="float" office:value="0.02" calcext:value-type="float">
            <text:p>0.02</text:p>
          </table:table-cell>
          <table:table-cell table:formula="of:=[reversed.D38]/1000" office:value-type="float" office:value="0.005" calcext:value-type="float">
            <text:p>0.005</text:p>
          </table:table-cell>
          <table:table-cell table:formula="of:=[reversed.G38]/1000" office:value-type="float" office:value="0" calcext:value-type="float">
            <text:p>0</text:p>
          </table:table-cell>
          <table:table-cell/>
          <table:table-cell table:formula="of:=[reversed.P38]+[reversed.T38]" office:value-type="float" office:value="571" calcext:value-type="float">
            <text:p>571</text:p>
          </table:table-cell>
          <table:table-cell table:formula="of:=[reversed.R38]+[reversed.V38]" office:value-type="float" office:value="0" calcext:value-type="float">
            <text:p>0</text:p>
          </table:table-cell>
          <table:table-cell table:formula="of:=[reversed.Q38]+[reversed.U38]+[reversed.R38]+[reversed.V38]" office:value-type="float" office:value="24404" calcext:value-type="float">
            <text:p>24404</text:p>
          </table:table-cell>
        </table:table-row>
        <table:table-row table:style-name="ro1">
          <table:table-cell table:formula="of:=[reversed.B39]/1000" office:value-type="float" office:value="0.033" calcext:value-type="float">
            <text:p>0.033</text:p>
          </table:table-cell>
          <table:table-cell table:formula="of:=[reversed.M39]" office:value-type="float" office:value="0.980499982833862" calcext:value-type="float">
            <text:p>0.980499982833862</text:p>
          </table:table-cell>
          <table:table-cell table:formula="of:=[reversed.C39]" office:value-type="float" office:value="465862656" calcext:value-type="float">
            <text:p>465862656</text:p>
          </table:table-cell>
          <table:table-cell table:formula="of:=[reversed.N39]" office:value-type="float" office:value="0.382033079862595" calcext:value-type="float">
            <text:p>0.382033079862595</text:p>
          </table:table-cell>
          <table:table-cell table:formula="of:=[reversed.F39]/1000" office:value-type="float" office:value="0.024" calcext:value-type="float">
            <text:p>0.024</text:p>
          </table:table-cell>
          <table:table-cell table:formula="of:=[reversed.D39]/1000" office:value-type="float" office:value="0.004" calcext:value-type="float">
            <text:p>0.004</text:p>
          </table:table-cell>
          <table:table-cell table:formula="of:=[reversed.G39]/1000" office:value-type="float" office:value="0" calcext:value-type="float">
            <text:p>0</text:p>
          </table:table-cell>
          <table:table-cell/>
          <table:table-cell table:formula="of:=[reversed.P39]+[reversed.T39]" office:value-type="float" office:value="571" calcext:value-type="float">
            <text:p>571</text:p>
          </table:table-cell>
          <table:table-cell table:formula="of:=[reversed.R39]+[reversed.V39]" office:value-type="float" office:value="0" calcext:value-type="float">
            <text:p>0</text:p>
          </table:table-cell>
          <table:table-cell table:formula="of:=[reversed.Q39]+[reversed.U39]+[reversed.R39]+[reversed.V39]" office:value-type="float" office:value="27149" calcext:value-type="float">
            <text:p>27149</text:p>
          </table:table-cell>
        </table:table-row>
        <table:table-row table:style-name="ro1">
          <table:table-cell table:formula="of:=[reversed.B40]/1000" office:value-type="float" office:value="0.037" calcext:value-type="float">
            <text:p>0.037</text:p>
          </table:table-cell>
          <table:table-cell table:formula="of:=[reversed.M40]" office:value-type="float" office:value="0.981000006198883" calcext:value-type="float">
            <text:p>0.981000006198883</text:p>
          </table:table-cell>
          <table:table-cell table:formula="of:=[reversed.C40]" office:value-type="float" office:value="471085056" calcext:value-type="float">
            <text:p>471085056</text:p>
          </table:table-cell>
          <table:table-cell table:formula="of:=[reversed.N40]" office:value-type="float" office:value="0.379534870386124" calcext:value-type="float">
            <text:p>0.379534870386124</text:p>
          </table:table-cell>
          <table:table-cell table:formula="of:=[reversed.F40]/1000" office:value-type="float" office:value="0.02" calcext:value-type="float">
            <text:p>0.02</text:p>
          </table:table-cell>
          <table:table-cell table:formula="of:=[reversed.D40]/1000" office:value-type="float" office:value="0.003" calcext:value-type="float">
            <text:p>0.003</text:p>
          </table:table-cell>
          <table:table-cell table:formula="of:=[reversed.G40]/1000" office:value-type="float" office:value="0" calcext:value-type="float">
            <text:p>0</text:p>
          </table:table-cell>
          <table:table-cell/>
          <table:table-cell table:formula="of:=[reversed.P40]+[reversed.T40]" office:value-type="float" office:value="571" calcext:value-type="float">
            <text:p>571</text:p>
          </table:table-cell>
          <table:table-cell table:formula="of:=[reversed.R40]+[reversed.V40]" office:value-type="float" office:value="0" calcext:value-type="float">
            <text:p>0</text:p>
          </table:table-cell>
          <table:table-cell table:formula="of:=[reversed.Q40]+[reversed.U40]+[reversed.R40]+[reversed.V40]" office:value-type="float" office:value="29916" calcext:value-type="float">
            <text:p>29916</text:p>
          </table:table-cell>
        </table:table-row>
        <table:table-row table:style-name="ro1">
          <table:table-cell table:formula="of:=[reversed.B41]/1000" office:value-type="float" office:value="0.037" calcext:value-type="float">
            <text:p>0.037</text:p>
          </table:table-cell>
          <table:table-cell table:formula="of:=[reversed.M41]" office:value-type="float" office:value="0.981750011444092" calcext:value-type="float">
            <text:p>0.981750011444092</text:p>
          </table:table-cell>
          <table:table-cell table:formula="of:=[reversed.C41]" office:value-type="float" office:value="478117888" calcext:value-type="float">
            <text:p>478117888</text:p>
          </table:table-cell>
          <table:table-cell table:formula="of:=[reversed.N41]" office:value-type="float" office:value="0.376072287559509" calcext:value-type="float">
            <text:p>0.376072287559509</text:p>
          </table:table-cell>
          <table:table-cell table:formula="of:=[reversed.F41]/1000" office:value-type="float" office:value="0.019" calcext:value-type="float">
            <text:p>0.019</text:p>
          </table:table-cell>
          <table:table-cell table:formula="of:=[reversed.D41]/1000" office:value-type="float" office:value="0.004" calcext:value-type="float">
            <text:p>0.004</text:p>
          </table:table-cell>
          <table:table-cell table:formula="of:=[reversed.G41]/1000" office:value-type="float" office:value="0" calcext:value-type="float">
            <text:p>0</text:p>
          </table:table-cell>
          <table:table-cell/>
          <table:table-cell table:formula="of:=[reversed.P41]+[reversed.T41]" office:value-type="float" office:value="571" calcext:value-type="float">
            <text:p>571</text:p>
          </table:table-cell>
          <table:table-cell table:formula="of:=[reversed.R41]+[reversed.V41]" office:value-type="float" office:value="0" calcext:value-type="float">
            <text:p>0</text:p>
          </table:table-cell>
          <table:table-cell table:formula="of:=[reversed.Q41]+[reversed.U41]+[reversed.R41]+[reversed.V41]" office:value-type="float" office:value="32816" calcext:value-type="float">
            <text:p>32816</text:p>
          </table:table-cell>
        </table:table-row>
        <table:table-row table:style-name="ro1">
          <table:table-cell table:formula="of:=[reversed.B42]/1000" office:value-type="float" office:value="0.04" calcext:value-type="float">
            <text:p>0.04</text:p>
          </table:table-cell>
          <table:table-cell table:formula="of:=[reversed.M42]" office:value-type="float" office:value="0.980750024318695" calcext:value-type="float">
            <text:p>0.980750024318695</text:p>
          </table:table-cell>
          <table:table-cell table:formula="of:=[reversed.C42]" office:value-type="float" office:value="487227392" calcext:value-type="float">
            <text:p>487227392</text:p>
          </table:table-cell>
          <table:table-cell table:formula="of:=[reversed.N42]" office:value-type="float" office:value="0.37679985165596" calcext:value-type="float">
            <text:p>0.37679985165596</text:p>
          </table:table-cell>
          <table:table-cell table:formula="of:=[reversed.F42]/1000" office:value-type="float" office:value="0.021" calcext:value-type="float">
            <text:p>0.021</text:p>
          </table:table-cell>
          <table:table-cell table:formula="of:=[reversed.D42]/1000" office:value-type="float" office:value="0.004" calcext:value-type="float">
            <text:p>0.004</text:p>
          </table:table-cell>
          <table:table-cell table:formula="of:=[reversed.G42]/1000" office:value-type="float" office:value="0" calcext:value-type="float">
            <text:p>0</text:p>
          </table:table-cell>
          <table:table-cell/>
          <table:table-cell table:formula="of:=[reversed.P42]+[reversed.T42]" office:value-type="float" office:value="571" calcext:value-type="float">
            <text:p>571</text:p>
          </table:table-cell>
          <table:table-cell table:formula="of:=[reversed.R42]+[reversed.V42]" office:value-type="float" office:value="0" calcext:value-type="float">
            <text:p>0</text:p>
          </table:table-cell>
          <table:table-cell table:formula="of:=[reversed.Q42]+[reversed.U42]+[reversed.R42]+[reversed.V42]" office:value-type="float" office:value="35979" calcext:value-type="float">
            <text:p>35979</text:p>
          </table:table-cell>
        </table:table-row>
        <table:table-row table:style-name="ro1">
          <table:table-cell table:formula="of:=[reversed.B43]/1000" office:value-type="float" office:value="0.038" calcext:value-type="float">
            <text:p>0.038</text:p>
          </table:table-cell>
          <table:table-cell table:formula="of:=[reversed.M43]" office:value-type="float" office:value="0.980499982833862" calcext:value-type="float">
            <text:p>0.980499982833862</text:p>
          </table:table-cell>
          <table:table-cell table:formula="of:=[reversed.C43]" office:value-type="float" office:value="499826688" calcext:value-type="float">
            <text:p>499826688</text:p>
          </table:table-cell>
          <table:table-cell table:formula="of:=[reversed.N43]" office:value-type="float" office:value="0.374347120523453" calcext:value-type="float">
            <text:p>0.374347120523453</text:p>
          </table:table-cell>
          <table:table-cell table:formula="of:=[reversed.F43]/1000" office:value-type="float" office:value="0.022" calcext:value-type="float">
            <text:p>0.022</text:p>
          </table:table-cell>
          <table:table-cell table:formula="of:=[reversed.D43]/1000" office:value-type="float" office:value="0.004" calcext:value-type="float">
            <text:p>0.004</text:p>
          </table:table-cell>
          <table:table-cell table:formula="of:=[reversed.G43]/1000" office:value-type="float" office:value="0" calcext:value-type="float">
            <text:p>0</text:p>
          </table:table-cell>
          <table:table-cell/>
          <table:table-cell table:formula="of:=[reversed.P43]+[reversed.T43]" office:value-type="float" office:value="571" calcext:value-type="float">
            <text:p>571</text:p>
          </table:table-cell>
          <table:table-cell table:formula="of:=[reversed.R43]+[reversed.V43]" office:value-type="float" office:value="0" calcext:value-type="float">
            <text:p>0</text:p>
          </table:table-cell>
          <table:table-cell table:formula="of:=[reversed.Q43]+[reversed.U43]+[reversed.R43]+[reversed.V43]" office:value-type="float" office:value="39152" calcext:value-type="float">
            <text:p>39152</text:p>
          </table:table-cell>
        </table:table-row>
        <table:table-row table:style-name="ro1">
          <table:table-cell table:formula="of:=[reversed.B44]/1000" office:value-type="float" office:value="0.038" calcext:value-type="float">
            <text:p>0.038</text:p>
          </table:table-cell>
          <table:table-cell table:formula="of:=[reversed.M44]" office:value-type="float" office:value="0.979499995708466" calcext:value-type="float">
            <text:p>0.979499995708466</text:p>
          </table:table-cell>
          <table:table-cell table:formula="of:=[reversed.C44]" office:value-type="float" office:value="512008192" calcext:value-type="float">
            <text:p>512008192</text:p>
          </table:table-cell>
          <table:table-cell table:formula="of:=[reversed.N44]" office:value-type="float" office:value="0.373917073011398" calcext:value-type="float">
            <text:p>0.373917073011398</text:p>
          </table:table-cell>
          <table:table-cell table:formula="of:=[reversed.F44]/1000" office:value-type="float" office:value="0.021" calcext:value-type="float">
            <text:p>0.021</text:p>
          </table:table-cell>
          <table:table-cell table:formula="of:=[reversed.D44]/1000" office:value-type="float" office:value="0.004" calcext:value-type="float">
            <text:p>0.004</text:p>
          </table:table-cell>
          <table:table-cell table:formula="of:=[reversed.G44]/1000" office:value-type="float" office:value="0" calcext:value-type="float">
            <text:p>0</text:p>
          </table:table-cell>
          <table:table-cell/>
          <table:table-cell table:formula="of:=[reversed.P44]+[reversed.T44]" office:value-type="float" office:value="571" calcext:value-type="float">
            <text:p>571</text:p>
          </table:table-cell>
          <table:table-cell table:formula="of:=[reversed.R44]+[reversed.V44]" office:value-type="float" office:value="0" calcext:value-type="float">
            <text:p>0</text:p>
          </table:table-cell>
          <table:table-cell table:formula="of:=[reversed.Q44]+[reversed.U44]+[reversed.R44]+[reversed.V44]" office:value-type="float" office:value="42595" calcext:value-type="float">
            <text:p>42595</text:p>
          </table:table-cell>
        </table:table-row>
        <table:table-row table:style-name="ro1">
          <table:table-cell table:formula="of:=[reversed.B45]/1000" office:value-type="float" office:value="0.035" calcext:value-type="float">
            <text:p>0.035</text:p>
          </table:table-cell>
          <table:table-cell table:formula="of:=[reversed.M45]" office:value-type="float" office:value="0.979250013828278" calcext:value-type="float">
            <text:p>0.979250013828278</text:p>
          </table:table-cell>
          <table:table-cell table:formula="of:=[reversed.C45]" office:value-type="float" office:value="519282688" calcext:value-type="float">
            <text:p>519282688</text:p>
          </table:table-cell>
          <table:table-cell table:formula="of:=[reversed.N45]" office:value-type="float" office:value="0.372355312108994" calcext:value-type="float">
            <text:p>0.372355312108994</text:p>
          </table:table-cell>
          <table:table-cell table:formula="of:=[reversed.F45]/1000" office:value-type="float" office:value="0.026" calcext:value-type="float">
            <text:p>0.026</text:p>
          </table:table-cell>
          <table:table-cell table:formula="of:=[reversed.D45]/1000" office:value-type="float" office:value="0.004" calcext:value-type="float">
            <text:p>0.004</text:p>
          </table:table-cell>
          <table:table-cell table:formula="of:=[reversed.G45]/1000" office:value-type="float" office:value="0" calcext:value-type="float">
            <text:p>0</text:p>
          </table:table-cell>
          <table:table-cell/>
          <table:table-cell table:formula="of:=[reversed.P45]+[reversed.T45]" office:value-type="float" office:value="571" calcext:value-type="float">
            <text:p>571</text:p>
          </table:table-cell>
          <table:table-cell table:formula="of:=[reversed.R45]+[reversed.V45]" office:value-type="float" office:value="1" calcext:value-type="float">
            <text:p>1</text:p>
          </table:table-cell>
          <table:table-cell table:formula="of:=[reversed.Q45]+[reversed.U45]+[reversed.R45]+[reversed.V45]" office:value-type="float" office:value="46544" calcext:value-type="float">
            <text:p>46544</text:p>
          </table:table-cell>
        </table:table-row>
        <table:table-row table:style-name="ro1">
          <table:table-cell table:formula="of:=[reversed.B46]/1000" office:value-type="float" office:value="0.041" calcext:value-type="float">
            <text:p>0.041</text:p>
          </table:table-cell>
          <table:table-cell table:formula="of:=[reversed.M46]" office:value-type="float" office:value="0.978999972343445" calcext:value-type="float">
            <text:p>0.978999972343445</text:p>
          </table:table-cell>
          <table:table-cell table:formula="of:=[reversed.C46]" office:value-type="float" office:value="523853824" calcext:value-type="float">
            <text:p>523853824</text:p>
          </table:table-cell>
          <table:table-cell table:formula="of:=[reversed.N46]" office:value-type="float" office:value="0.36779773235321" calcext:value-type="float">
            <text:p>0.36779773235321</text:p>
          </table:table-cell>
          <table:table-cell table:formula="of:=[reversed.F46]/1000" office:value-type="float" office:value="0.026" calcext:value-type="float">
            <text:p>0.026</text:p>
          </table:table-cell>
          <table:table-cell table:formula="of:=[reversed.D46]/1000" office:value-type="float" office:value="0.004" calcext:value-type="float">
            <text:p>0.004</text:p>
          </table:table-cell>
          <table:table-cell table:formula="of:=[reversed.G46]/1000" office:value-type="float" office:value="0" calcext:value-type="float">
            <text:p>0</text:p>
          </table:table-cell>
          <table:table-cell/>
          <table:table-cell table:formula="of:=[reversed.P46]+[reversed.T46]" office:value-type="float" office:value="571" calcext:value-type="float">
            <text:p>571</text:p>
          </table:table-cell>
          <table:table-cell table:formula="of:=[reversed.R46]+[reversed.V46]" office:value-type="float" office:value="2" calcext:value-type="float">
            <text:p>2</text:p>
          </table:table-cell>
          <table:table-cell table:formula="of:=[reversed.Q46]+[reversed.U46]+[reversed.R46]+[reversed.V46]" office:value-type="float" office:value="50471" calcext:value-type="float">
            <text:p>50471</text:p>
          </table:table-cell>
        </table:table-row>
        <table:table-row table:style-name="ro1">
          <table:table-cell table:formula="of:=[reversed.B47]/1000" office:value-type="float" office:value="0.036" calcext:value-type="float">
            <text:p>0.036</text:p>
          </table:table-cell>
          <table:table-cell table:formula="of:=[reversed.M47]" office:value-type="float" office:value="0.978749990463257" calcext:value-type="float">
            <text:p>0.978749990463257</text:p>
          </table:table-cell>
          <table:table-cell table:formula="of:=[reversed.C47]" office:value-type="float" office:value="528662528" calcext:value-type="float">
            <text:p>528662528</text:p>
          </table:table-cell>
          <table:table-cell table:formula="of:=[reversed.N47]" office:value-type="float" office:value="0.367221862077713" calcext:value-type="float">
            <text:p>0.367221862077713</text:p>
          </table:table-cell>
          <table:table-cell table:formula="of:=[reversed.F47]/1000" office:value-type="float" office:value="0.026" calcext:value-type="float">
            <text:p>0.026</text:p>
          </table:table-cell>
          <table:table-cell table:formula="of:=[reversed.D47]/1000" office:value-type="float" office:value="0.004" calcext:value-type="float">
            <text:p>0.004</text:p>
          </table:table-cell>
          <table:table-cell table:formula="of:=[reversed.G47]/1000" office:value-type="float" office:value="0" calcext:value-type="float">
            <text:p>0</text:p>
          </table:table-cell>
          <table:table-cell/>
          <table:table-cell table:formula="of:=[reversed.P47]+[reversed.T47]" office:value-type="float" office:value="571" calcext:value-type="float">
            <text:p>571</text:p>
          </table:table-cell>
          <table:table-cell table:formula="of:=[reversed.R47]+[reversed.V47]" office:value-type="float" office:value="3" calcext:value-type="float">
            <text:p>3</text:p>
          </table:table-cell>
          <table:table-cell table:formula="of:=[reversed.Q47]+[reversed.U47]+[reversed.R47]+[reversed.V47]" office:value-type="float" office:value="54412" calcext:value-type="float">
            <text:p>54412</text:p>
          </table:table-cell>
        </table:table-row>
        <table:table-row table:style-name="ro1">
          <table:table-cell table:formula="of:=[reversed.B48]/1000" office:value-type="float" office:value="0.038" calcext:value-type="float">
            <text:p>0.038</text:p>
          </table:table-cell>
          <table:table-cell table:formula="of:=[reversed.M48]" office:value-type="float" office:value="0.978999972343445" calcext:value-type="float">
            <text:p>0.978999972343445</text:p>
          </table:table-cell>
          <table:table-cell table:formula="of:=[reversed.C48]" office:value-type="float" office:value="534138880" calcext:value-type="float">
            <text:p>534138880</text:p>
          </table:table-cell>
          <table:table-cell table:formula="of:=[reversed.N48]" office:value-type="float" office:value="0.364718288183212" calcext:value-type="float">
            <text:p>0.364718288183212</text:p>
          </table:table-cell>
          <table:table-cell table:formula="of:=[reversed.F48]/1000" office:value-type="float" office:value="0.027" calcext:value-type="float">
            <text:p>0.027</text:p>
          </table:table-cell>
          <table:table-cell table:formula="of:=[reversed.D48]/1000" office:value-type="float" office:value="0.004" calcext:value-type="float">
            <text:p>0.004</text:p>
          </table:table-cell>
          <table:table-cell table:formula="of:=[reversed.G48]/1000" office:value-type="float" office:value="0" calcext:value-type="float">
            <text:p>0</text:p>
          </table:table-cell>
          <table:table-cell/>
          <table:table-cell table:formula="of:=[reversed.P48]+[reversed.T48]" office:value-type="float" office:value="571" calcext:value-type="float">
            <text:p>571</text:p>
          </table:table-cell>
          <table:table-cell table:formula="of:=[reversed.R48]+[reversed.V48]" office:value-type="float" office:value="5" calcext:value-type="float">
            <text:p>5</text:p>
          </table:table-cell>
          <table:table-cell table:formula="of:=[reversed.Q48]+[reversed.U48]+[reversed.R48]+[reversed.V48]" office:value-type="float" office:value="58420" calcext:value-type="float">
            <text:p>58420</text:p>
          </table:table-cell>
        </table:table-row>
        <table:table-row table:style-name="ro1">
          <table:table-cell table:formula="of:=[reversed.B49]/1000" office:value-type="float" office:value="0.039" calcext:value-type="float">
            <text:p>0.039</text:p>
          </table:table-cell>
          <table:table-cell table:formula="of:=[reversed.M49]" office:value-type="float" office:value="0.978749990463257" calcext:value-type="float">
            <text:p>0.978749990463257</text:p>
          </table:table-cell>
          <table:table-cell table:formula="of:=[reversed.C49]" office:value-type="float" office:value="539373568" calcext:value-type="float">
            <text:p>539373568</text:p>
          </table:table-cell>
          <table:table-cell table:formula="of:=[reversed.N49]" office:value-type="float" office:value="0.363020002841949" calcext:value-type="float">
            <text:p>0.363020002841949</text:p>
          </table:table-cell>
          <table:table-cell table:formula="of:=[reversed.F49]/1000" office:value-type="float" office:value="0.027" calcext:value-type="float">
            <text:p>0.027</text:p>
          </table:table-cell>
          <table:table-cell table:formula="of:=[reversed.D49]/1000" office:value-type="float" office:value="0.004" calcext:value-type="float">
            <text:p>0.004</text:p>
          </table:table-cell>
          <table:table-cell table:formula="of:=[reversed.G49]/1000" office:value-type="float" office:value="0" calcext:value-type="float">
            <text:p>0</text:p>
          </table:table-cell>
          <table:table-cell/>
          <table:table-cell table:formula="of:=[reversed.P49]+[reversed.T49]" office:value-type="float" office:value="571" calcext:value-type="float">
            <text:p>571</text:p>
          </table:table-cell>
          <table:table-cell table:formula="of:=[reversed.R49]+[reversed.V49]" office:value-type="float" office:value="7" calcext:value-type="float">
            <text:p>7</text:p>
          </table:table-cell>
          <table:table-cell table:formula="of:=[reversed.Q49]+[reversed.U49]+[reversed.R49]+[reversed.V49]" office:value-type="float" office:value="62461" calcext:value-type="float">
            <text:p>62461</text:p>
          </table:table-cell>
        </table:table-row>
        <table:table-row table:style-name="ro1">
          <table:table-cell table:formula="of:=[reversed.B50]/1000" office:value-type="float" office:value="0.042" calcext:value-type="float">
            <text:p>0.042</text:p>
          </table:table-cell>
          <table:table-cell table:formula="of:=[reversed.M50]" office:value-type="float" office:value="0.978500008583069" calcext:value-type="float">
            <text:p>0.978500008583069</text:p>
          </table:table-cell>
          <table:table-cell table:formula="of:=[reversed.C50]" office:value-type="float" office:value="545177600" calcext:value-type="float">
            <text:p>545177600</text:p>
          </table:table-cell>
          <table:table-cell table:formula="of:=[reversed.N50]" office:value-type="float" office:value="0.360455244779587" calcext:value-type="float">
            <text:p>0.360455244779587</text:p>
          </table:table-cell>
          <table:table-cell table:formula="of:=[reversed.F50]/1000" office:value-type="float" office:value="0.026" calcext:value-type="float">
            <text:p>0.026</text:p>
          </table:table-cell>
          <table:table-cell table:formula="of:=[reversed.D50]/1000" office:value-type="float" office:value="0.004" calcext:value-type="float">
            <text:p>0.004</text:p>
          </table:table-cell>
          <table:table-cell table:formula="of:=[reversed.G50]/1000" office:value-type="float" office:value="0" calcext:value-type="float">
            <text:p>0</text:p>
          </table:table-cell>
          <table:table-cell/>
          <table:table-cell table:formula="of:=[reversed.P50]+[reversed.T50]" office:value-type="float" office:value="571" calcext:value-type="float">
            <text:p>571</text:p>
          </table:table-cell>
          <table:table-cell table:formula="of:=[reversed.R50]+[reversed.V50]" office:value-type="float" office:value="7" calcext:value-type="float">
            <text:p>7</text:p>
          </table:table-cell>
          <table:table-cell table:formula="of:=[reversed.Q50]+[reversed.U50]+[reversed.R50]+[reversed.V50]" office:value-type="float" office:value="62461" calcext:value-type="float">
            <text:p>624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22:30:13.145889477</dc:date>
    <meta:editing-duration>PT5M13S</meta:editing-duration>
    <meta:editing-cycles>1</meta:editing-cycles>
    <meta:document-statistic meta:table-count="2" meta:cell-count="2749" meta:object-count="0"/>
    <meta:generator>LibreOffice/5.3.1.2$Linux_X86_64 LibreOffice_project/30m0$Build-2</meta:generator>
  </office:meta>
</office:document-meta>
</file>